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Mangal" svg:font-family="Mangal" style:font-family-generic="roman" style:font-pitch="variable" svg:panose-1="0 0 4 0 0 0 0 0 0 0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Titolo3" style:family="paragraph">
      <style:paragraph-properties fo:text-align="start" fo:margin-top="0in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start" fo:margin-left="0.0694in">
        <style:tab-stops/>
      </style:paragraph-properties>
    </style:style>
    <style:style style:name="T47" style:parent-style-name="Car.predefinitoparagrafo" style:family="text">
      <style:text-properties fo:font-style="italic" style:font-style-asian="italic" style:font-style-complex="italic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Titolo3" style:family="paragraph">
      <style:paragraph-properties fo:text-align="start" fo:margin-top="0in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start"/>
    </style:style>
    <style:style style:name="T55" style:parent-style-name="Car.predefinitoparagrafo" style:family="text">
      <style:text-properties fo:font-style="italic" style:font-style-asian="italic" style:font-style-complex="italic" fo:background-color="#FFFFFF"/>
    </style:style>
    <style:style style:name="T56" style:parent-style-name="Car.predefinitoparagrafo" style:family="text">
      <style:text-properties fo:background-color="#FFFFFF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start"/>
      <style:text-properties fo:background-color="#FFFFFF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Titolo3" style:family="paragraph">
      <style:paragraph-properties fo:text-align="start" fo:margin-top="0in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start"/>
      <style:text-properties fo:background-color="#FFFFFF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Titolo3" style:family="paragraph">
      <style:paragraph-properties fo:text-align="start" fo:margin-top="0in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start"/>
    </style:style>
    <style:style style:name="T71" style:parent-style-name="Car.predefinitoparagrafo" style:family="text">
      <style:text-properties fo:font-style="italic" style:font-style-asian="italic" style:font-style-complex="italic" fo:background-color="#FFFFFF"/>
    </style:style>
    <style:style style:name="T72" style:parent-style-name="Car.predefinitoparagrafo" style:family="text">
      <style:text-properties fo:background-color="#FFFFFF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start"/>
      <style:text-properties fo:background-color="#FFFFFF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Titolo3" style:family="paragraph">
      <style:paragraph-properties fo:text-align="start" fo:margin-top="0in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start"/>
    </style:style>
    <style:style style:name="T80" style:parent-style-name="Car.predefinitoparagrafo" style:family="text">
      <style:text-properties fo:font-style="italic" style:font-style-asian="italic" style:font-style-complex="italic" fo:background-color="#FFFFFF"/>
    </style:style>
    <style:style style:name="T81" style:parent-style-name="Car.predefinitoparagrafo" style:family="text">
      <style:text-properties style:font-style-complex="italic" fo:background-color="#FFFFFF"/>
    </style:style>
    <style:style style:name="T82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start"/>
      <style:text-properties fo:background-color="#FFFFFF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Titolo3" style:family="paragraph">
      <style:paragraph-properties fo:text-align="start" fo:margin-top="0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start"/>
    </style:style>
    <style:style style:name="T90" style:parent-style-name="Car.predefinitoparagrafo" style:family="text">
      <style:text-properties fo:font-style="italic" style:font-style-asian="italic" style:font-style-complex="italic" fo:background-color="#FFFFFF"/>
    </style:style>
    <style:style style:name="T91" style:parent-style-name="Car.predefinitoparagrafo" style:family="text">
      <style:text-properties fo:background-color="#FFFFFF"/>
    </style:style>
    <style:style style:name="T92" style:parent-style-name="Car.predefinitoparagrafo" style:family="text">
      <style:text-properties fo:background-color="#FFFFFF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start"/>
      <style:text-properties fo:background-color="#FFFFFF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Titolo3" style:family="paragraph">
      <style:paragraph-properties fo:text-align="start" fo:margin-top="0in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start"/>
      <style:text-properties fo:background-color="#FFFFFF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Titolo3" style:family="paragraph">
      <style:paragraph-properties fo:text-align="start" fo:margin-top="0in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start"/>
    </style:style>
    <style:style style:name="T107" style:parent-style-name="Car.predefinitoparagrafo" style:family="text">
      <style:text-properties fo:font-style="italic" style:font-style-asian="italic" style:font-style-complex="italic" fo:background-color="#FFFFFF"/>
    </style:style>
    <style:style style:name="T108" style:parent-style-name="Car.predefinitoparagrafo" style:family="text">
      <style:text-properties fo:background-color="#FFFFFF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start"/>
      <style:text-properties fo:background-color="#FFFFFF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Titolo3" style:family="paragraph">
      <style:paragraph-properties fo:text-align="start" fo:margin-top="0in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start"/>
      <style:text-properties fo:background-color="#FFFFFF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Titolo3" style:family="paragraph">
      <style:paragraph-properties fo:text-align="start" fo:margin-top="0in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start"/>
      <style:text-properties fo:background-color="#FFFFFF"/>
    </style:style>
    <style:style style:name="P125" style:parent-style-name="Titolo1" style:family="paragraph">
      <style:paragraph-properties fo:margin-top="0in" fo:margin-bottom="0in"/>
      <style:text-properties fo:color="#CC0000"/>
    </style:style>
    <style:style style:name="P126" style:parent-style-name="Titolo1" style:family="paragraph">
      <style:paragraph-properties fo:margin-top="0in" fo:margin-bottom="0in"/>
      <style:text-properties fo:color="#CC0000"/>
    </style:style>
    <style:style style:name="P127" style:parent-style-name="Titolo1" style:family="paragraph">
      <style:paragraph-properties fo:margin-top="0in" fo:margin-bottom="0in"/>
      <style:text-properties fo:color="#CC0000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TableColumn134" style:family="table-column">
      <style:table-column-properties style:column-width="0.7493in" style:use-optimal-column-width="false"/>
    </style:style>
    <style:style style:name="TableColumn135" style:family="table-column">
      <style:table-column-properties style:column-width="3.1979in" style:use-optimal-column-width="false"/>
    </style:style>
    <style:style style:name="TableColumn136" style:family="table-column">
      <style:table-column-properties style:column-width="3.3548in" style:use-optimal-column-width="false"/>
    </style:style>
    <style:style style:name="Table133" style:family="table">
      <style:table-properties style:width="7.302in" fo:margin-left="0.0902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39" style:parent-style-name="Titolo2" style:family="paragraph">
      <style:paragraph-properties fo:margin-top="0in" fo:margin-bottom="0in"/>
    </style:style>
    <style:style style:name="TableCell1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6" style:parent-style-name="Titolo3" style:family="paragraph">
      <style:paragraph-properties fo:text-align="start" fo:margin-top="0in"/>
      <style:text-properties fo:color="#CC0000"/>
    </style:style>
    <style:style style:name="TableCell147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49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start"/>
    </style:style>
    <style:style style:name="P151" style:parent-style-name="Titolo1" style:family="paragraph">
      <style:paragraph-properties fo:margin-top="0in" fo:margin-bottom="0in"/>
    </style:style>
    <style:style style:name="P152" style:parent-style-name="Titolo1" style:family="paragraph">
      <style:paragraph-properties fo:margin-top="0in" fo:margin-bottom="0in"/>
    </style:style>
    <style:style style:name="T153" style:parent-style-name="Car.predefinitoparagrafo" style:family="text">
      <style:text-properties fo:color="#CC0000"/>
    </style:style>
    <style:style style:name="TableColumn155" style:family="table-column">
      <style:table-column-properties style:column-width="0.7493in" style:use-optimal-column-width="false"/>
    </style:style>
    <style:style style:name="TableColumn156" style:family="table-column">
      <style:table-column-properties style:column-width="3.1979in" style:use-optimal-column-width="false"/>
    </style:style>
    <style:style style:name="TableColumn157" style:family="table-column">
      <style:table-column-properties style:column-width="3.3548in" style:use-optimal-column-width="false"/>
    </style:style>
    <style:style style:name="Table154" style:family="table">
      <style:table-properties style:width="7.302in" fo:margin-left="0.0902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0" style:parent-style-name="Titolo2" style:family="paragraph">
      <style:paragraph-properties fo:margin-top="0in" fo:margin-bottom="0in"/>
    </style:style>
    <style:style style:name="TableCell1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Titolo3" style:family="paragraph">
      <style:paragraph-properties fo:text-align="start" fo:margin-top="0in"/>
      <style:text-properties fo:color="#CC0000"/>
    </style:style>
    <style:style style:name="TableCell1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0" style:parent-style-name="Car.predefinitoparagrafo" style:family="text">
      <style:text-properties fo:background-color="#FFFFFF"/>
    </style:style>
    <style:style style:name="T171" style:parent-style-name="Car.predefinitoparagrafo" style:family="text">
      <style:text-properties fo:background-color="#FFFFFF"/>
    </style:style>
    <style:style style:name="TableCell17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start"/>
    </style:style>
    <style:style style:name="P174" style:parent-style-name="Titolo1" style:family="paragraph">
      <style:paragraph-properties fo:margin-top="0in" fo:margin-bottom="0in"/>
      <style:text-properties fo:color="#CC0000"/>
    </style:style>
    <style:style style:name="P175" style:parent-style-name="Titolo1" style:family="paragraph">
      <style:paragraph-properties fo:margin-top="0in" fo:margin-bottom="0in"/>
    </style:style>
    <style:style style:name="T176" style:parent-style-name="Car.predefinitoparagrafo" style:family="text">
      <style:text-properties fo:color="#CC0000"/>
    </style:style>
    <style:style style:name="TableColumn178" style:family="table-column">
      <style:table-column-properties style:column-width="0.7493in" style:use-optimal-column-width="false"/>
    </style:style>
    <style:style style:name="TableColumn179" style:family="table-column">
      <style:table-column-properties style:column-width="3.1979in" style:use-optimal-column-width="false"/>
    </style:style>
    <style:style style:name="TableColumn180" style:family="table-column">
      <style:table-column-properties style:column-width="3.3548in" style:use-optimal-column-width="false"/>
    </style:style>
    <style:style style:name="Table177" style:family="table">
      <style:table-properties style:width="7.302in" fo:margin-left="0.0902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3" style:parent-style-name="Titolo2" style:family="paragraph">
      <style:paragraph-properties fo:margin-top="0in" fo:margin-bottom="0in"/>
    </style:style>
    <style:style style:name="TableCell1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Titolo3" style:family="paragraph">
      <style:paragraph-properties fo:text-align="start" fo:margin-top="0in"/>
      <style:text-properties fo:color="#CC0000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3" style:parent-style-name="Car.predefinitoparagrafo" style:family="text">
      <style:text-properties fo:background-color="#FFFFFF"/>
    </style:style>
    <style:style style:name="T194" style:parent-style-name="Car.predefinitoparagrafo" style:family="text">
      <style:text-properties fo:background-color="#FFFFFF"/>
    </style:style>
    <style:style style:name="TableCell19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start"/>
    </style:style>
    <style:style style:name="P197" style:parent-style-name="Titolo1" style:family="paragraph">
      <style:paragraph-properties fo:margin-top="0in" fo:margin-bottom="0in"/>
    </style:style>
    <style:style style:name="P198" style:parent-style-name="Titolo1" style:family="paragraph">
      <style:paragraph-properties fo:margin-top="0in" fo:margin-bottom="0in"/>
    </style:style>
    <style:style style:name="TableColumn200" style:family="table-column">
      <style:table-column-properties style:column-width="0.7493in" style:use-optimal-column-width="false"/>
    </style:style>
    <style:style style:name="TableColumn201" style:family="table-column">
      <style:table-column-properties style:column-width="3.1979in" style:use-optimal-column-width="false"/>
    </style:style>
    <style:style style:name="TableColumn202" style:family="table-column">
      <style:table-column-properties style:column-width="3.3548in" style:use-optimal-column-width="false"/>
    </style:style>
    <style:style style:name="Table199" style:family="table">
      <style:table-properties style:width="7.302in" fo:margin-left="0.0902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5" style:parent-style-name="Titolo2" style:family="paragraph">
      <style:paragraph-properties fo:margin-top="0in" fo:margin-bottom="0in"/>
    </style:style>
    <style:style style:name="TableCell20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2" style:parent-style-name="Titolo3" style:family="paragraph">
      <style:paragraph-properties fo:text-align="start" fo:margin-top="0in"/>
    </style:style>
    <style:style style:name="TableCell213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5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9" style:parent-style-name="Titolo3" style:family="paragraph">
      <style:paragraph-properties fo:text-align="start" fo:margin-top="0in"/>
    </style:style>
    <style:style style:name="TableCell220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2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4" style:parent-style-name="Titolo1" style:family="paragraph">
      <style:paragraph-properties fo:margin-top="0in" fo:margin-bottom="0in"/>
      <style:text-properties fo:color="#CC0000"/>
    </style:style>
    <style:style style:name="P225" style:parent-style-name="Titolo1" style:family="paragraph">
      <style:paragraph-properties fo:margin-top="0in" fo:margin-bottom="0in"/>
    </style:style>
    <style:style style:name="T226" style:parent-style-name="Car.predefinitoparagrafo" style:family="text">
      <style:text-properties fo:color="#CC0000"/>
    </style:style>
    <style:style style:name="TableColumn228" style:family="table-column">
      <style:table-column-properties style:column-width="0.7493in" style:use-optimal-column-width="false"/>
    </style:style>
    <style:style style:name="TableColumn229" style:family="table-column">
      <style:table-column-properties style:column-width="3.1979in" style:use-optimal-column-width="false"/>
    </style:style>
    <style:style style:name="TableColumn230" style:family="table-column">
      <style:table-column-properties style:column-width="3.3548in" style:use-optimal-column-width="false"/>
    </style:style>
    <style:style style:name="Table227" style:family="table">
      <style:table-properties style:width="7.302in" fo:margin-left="0.0902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3" style:parent-style-name="Titolo2" style:family="paragraph">
      <style:paragraph-properties fo:margin-top="0in" fo:margin-bottom="0in"/>
    </style:style>
    <style:style style:name="TableCell2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0" style:parent-style-name="Titolo3" style:family="paragraph">
      <style:paragraph-properties fo:text-align="start" fo:margin-top="0in"/>
      <style:text-properties fo:color="#CC0000"/>
    </style:style>
    <style:style style:name="TableCell2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3" style:parent-style-name="Car.predefinitoparagrafo" style:family="text">
      <style:text-properties fo:background-color="#FFFFFF"/>
    </style:style>
    <style:style style:name="TableCell24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text-align="start"/>
    </style:style>
    <style:style style:name="P246" style:parent-style-name="Titolo1" style:family="paragraph">
      <style:paragraph-properties fo:margin-top="0in" fo:margin-bottom="0in"/>
      <style:text-properties fo:color="#CC0000"/>
    </style:style>
    <style:style style:name="P247" style:parent-style-name="Titolo1" style:family="paragraph">
      <style:paragraph-properties fo:margin-top="0in" fo:margin-bottom="0in"/>
      <style:text-properties fo:color="#CC0000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</style:style>
    <style:style style:name="T251" style:parent-style-name="Car.predefinitoparagrafo" style:family="text">
      <style:text-properties fo:color="#CC0000"/>
    </style:style>
    <style:style style:name="TableColumn253" style:family="table-column">
      <style:table-column-properties style:column-width="0.7493in" style:use-optimal-column-width="false"/>
    </style:style>
    <style:style style:name="TableColumn254" style:family="table-column">
      <style:table-column-properties style:column-width="3.1979in" style:use-optimal-column-width="false"/>
    </style:style>
    <style:style style:name="TableColumn255" style:family="table-column">
      <style:table-column-properties style:column-width="3.3548in" style:use-optimal-column-width="false"/>
    </style:style>
    <style:style style:name="Table252" style:family="table">
      <style:table-properties style:width="7.302in" fo:margin-left="0.0902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8" style:parent-style-name="Titolo2" style:family="paragraph">
      <style:paragraph-properties fo:margin-top="0in" fo:margin-bottom="0in"/>
    </style:style>
    <style:style style:name="TableCell2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5" style:parent-style-name="Titolo3" style:family="paragraph">
      <style:paragraph-properties fo:text-align="start" fo:margin-top="0in"/>
      <style:text-properties fo:color="#CC0000"/>
    </style:style>
    <style:style style:name="TableCell2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68" style:parent-style-name="Car.predefinitoparagrafo" style:family="text">
      <style:text-properties fo:background-color="#FFFFFF"/>
    </style:style>
    <style:style style:name="T269" style:parent-style-name="Car.predefinitoparagrafo" style:family="text">
      <style:text-properties fo:background-color="#FFFFFF"/>
    </style:style>
    <style:style style:name="TableCell27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text-align="start"/>
    </style:style>
    <style:style style:name="P272" style:parent-style-name="Titolo1" style:family="paragraph">
      <style:paragraph-properties fo:margin-top="0in" fo:margin-bottom="0in"/>
    </style:style>
    <style:style style:name="P273" style:parent-style-name="Titolo1" style:family="paragraph">
      <style:paragraph-properties fo:margin-top="0in" fo:margin-bottom="0in"/>
    </style:style>
    <style:style style:name="TableColumn275" style:family="table-column">
      <style:table-column-properties style:column-width="0.7493in" style:use-optimal-column-width="false"/>
    </style:style>
    <style:style style:name="TableColumn276" style:family="table-column">
      <style:table-column-properties style:column-width="3.1979in" style:use-optimal-column-width="false"/>
    </style:style>
    <style:style style:name="TableColumn277" style:family="table-column">
      <style:table-column-properties style:column-width="3.3548in" style:use-optimal-column-width="false"/>
    </style:style>
    <style:style style:name="Table274" style:family="table">
      <style:table-properties style:width="7.302in" fo:margin-left="0.0902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0" style:parent-style-name="Titolo2" style:family="paragraph">
      <style:paragraph-properties fo:margin-top="0in" fo:margin-bottom="0in"/>
    </style:style>
    <style:style style:name="TableCell2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7" style:parent-style-name="Titolo3" style:family="paragraph">
      <style:paragraph-properties fo:text-align="start" fo:margin-top="0in"/>
    </style:style>
    <style:style style:name="TableCell28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4" style:parent-style-name="Titolo3" style:family="paragraph">
      <style:paragraph-properties fo:text-align="start" fo:margin-top="0in"/>
    </style:style>
    <style:style style:name="TableCell295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7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99" style:parent-style-name="Titolo1" style:family="paragraph">
      <style:paragraph-properties fo:margin-top="0in" fo:margin-bottom="0in"/>
      <style:text-properties fo:color="#CC0000"/>
    </style:style>
    <style:style style:name="P300" style:parent-style-name="Titolo1" style:family="paragraph">
      <style:paragraph-properties fo:margin-top="0in" fo:margin-bottom="0in"/>
    </style:style>
    <style:style style:name="T301" style:parent-style-name="Car.predefinitoparagrafo" style:family="text">
      <style:text-properties fo:color="#CC0000"/>
    </style:style>
    <style:style style:name="TableColumn303" style:family="table-column">
      <style:table-column-properties style:column-width="0.7493in" style:use-optimal-column-width="false"/>
    </style:style>
    <style:style style:name="TableColumn304" style:family="table-column">
      <style:table-column-properties style:column-width="3.1979in" style:use-optimal-column-width="false"/>
    </style:style>
    <style:style style:name="TableColumn305" style:family="table-column">
      <style:table-column-properties style:column-width="3.3548in" style:use-optimal-column-width="false"/>
    </style:style>
    <style:style style:name="Table302" style:family="table">
      <style:table-properties style:width="7.302in" fo:margin-left="0.0902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8" style:parent-style-name="Titolo2" style:family="paragraph">
      <style:paragraph-properties fo:margin-top="0in" fo:margin-bottom="0in"/>
    </style:style>
    <style:style style:name="TableCell3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5" style:parent-style-name="Titolo3" style:family="paragraph">
      <style:paragraph-properties fo:text-align="start" fo:margin-top="0in"/>
      <style:text-properties fo:color="#CC0000"/>
    </style:style>
    <style:style style:name="TableCell3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8" style:parent-style-name="Car.predefinitoparagrafo" style:family="text">
      <style:text-properties fo:font-style="italic" style:font-style-asian="italic" style:font-style-complex="italic"/>
    </style:style>
    <style:style style:name="TableCell319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text-align="start"/>
    </style:style>
    <style:style style:name="P321" style:parent-style-name="Titolo1" style:family="paragraph">
      <style:paragraph-properties fo:margin-top="0in" fo:margin-bottom="0in"/>
      <style:text-properties fo:color="#CC0000"/>
    </style:style>
    <style:style style:name="P322" style:parent-style-name="Titolo1" style:family="paragraph">
      <style:paragraph-properties fo:margin-top="0in" fo:margin-bottom="0in"/>
    </style:style>
    <style:style style:name="T323" style:parent-style-name="Car.predefinitoparagrafo" style:family="text">
      <style:text-properties fo:color="#CC0000"/>
    </style:style>
    <style:style style:name="TableColumn325" style:family="table-column">
      <style:table-column-properties style:column-width="0.7493in" style:use-optimal-column-width="false"/>
    </style:style>
    <style:style style:name="TableColumn326" style:family="table-column">
      <style:table-column-properties style:column-width="3.1979in" style:use-optimal-column-width="false"/>
    </style:style>
    <style:style style:name="TableColumn327" style:family="table-column">
      <style:table-column-properties style:column-width="3.3548in" style:use-optimal-column-width="false"/>
    </style:style>
    <style:style style:name="Table324" style:family="table">
      <style:table-properties style:width="7.302in" fo:margin-left="0.0902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0" style:parent-style-name="Titolo2" style:family="paragraph">
      <style:paragraph-properties fo:margin-top="0in" fo:margin-bottom="0in"/>
    </style:style>
    <style:style style:name="TableCell33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7" style:parent-style-name="Titolo3" style:family="paragraph">
      <style:paragraph-properties fo:text-align="start" fo:margin-top="0in"/>
      <style:text-properties fo:color="#CC0000"/>
    </style:style>
    <style:style style:name="TableCell3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0" style:parent-style-name="Car.predefinitoparagrafo" style:family="text">
      <style:text-properties fo:font-style="italic" style:font-style-asian="italic" style:font-style-complex="italic" fo:background-color="#FFFFFF"/>
    </style:style>
    <style:style style:name="T341" style:parent-style-name="Car.predefinitoparagrafo" style:family="text">
      <style:text-properties fo:background-color="#FFFFFF"/>
    </style:style>
    <style:style style:name="T342" style:parent-style-name="Car.predefinitoparagrafo" style:family="text">
      <style:text-properties fo:background-color="#FFFFFF"/>
    </style:style>
    <style:style style:name="TableCell34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text-align="start"/>
    </style:style>
    <style:style style:name="P345" style:parent-style-name="Titolo1" style:family="paragraph">
      <style:paragraph-properties fo:margin-top="0in" fo:margin-bottom="0in"/>
      <style:text-properties fo:color="#CC0000"/>
    </style:style>
    <style:style style:name="P346" style:parent-style-name="Titolo1" style:family="paragraph">
      <style:paragraph-properties fo:margin-top="0in" fo:margin-bottom="0in"/>
    </style:style>
    <style:style style:name="T347" style:parent-style-name="Car.predefinitoparagrafo" style:family="text">
      <style:text-properties fo:color="#CC0000"/>
    </style:style>
    <style:style style:name="TableColumn349" style:family="table-column">
      <style:table-column-properties style:column-width="0.7493in" style:use-optimal-column-width="false"/>
    </style:style>
    <style:style style:name="TableColumn350" style:family="table-column">
      <style:table-column-properties style:column-width="3.1979in" style:use-optimal-column-width="false"/>
    </style:style>
    <style:style style:name="TableColumn351" style:family="table-column">
      <style:table-column-properties style:column-width="3.3548in" style:use-optimal-column-width="false"/>
    </style:style>
    <style:style style:name="Table348" style:family="table">
      <style:table-properties style:width="7.302in" fo:margin-left="0.0902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4" style:parent-style-name="Titolo2" style:family="paragraph">
      <style:paragraph-properties fo:margin-top="0in" fo:margin-bottom="0in"/>
    </style:style>
    <style:style style:name="TableCell35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1" style:parent-style-name="Titolo3" style:family="paragraph">
      <style:paragraph-properties fo:text-align="start" fo:margin-top="0in"/>
      <style:text-properties fo:color="#CC0000"/>
    </style:style>
    <style:style style:name="TableCell3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4" style:parent-style-name="Car.predefinitoparagrafo" style:family="text">
      <style:text-properties fo:font-style="italic" style:font-style-asian="italic" style:font-style-complex="italic" fo:background-color="#FFFFFF"/>
    </style:style>
    <style:style style:name="T365" style:parent-style-name="Car.predefinitoparagrafo" style:family="text">
      <style:text-properties fo:background-color="#FFFFFF"/>
    </style:style>
    <style:style style:name="TableCell36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text-align="start"/>
    </style:style>
    <style:style style:name="P368" style:parent-style-name="Titolo1" style:family="paragraph">
      <style:paragraph-properties fo:margin-top="0in" fo:margin-bottom="0in"/>
    </style:style>
    <style:style style:name="P369" style:parent-style-name="Titolo1" style:family="paragraph">
      <style:paragraph-properties fo:margin-top="0in" fo:margin-bottom="0in"/>
    </style:style>
    <style:style style:name="P370" style:parent-style-name="Titolo1" style:family="paragraph">
      <style:paragraph-properties fo:margin-top="0in" fo:margin-bottom="0in"/>
    </style:style>
    <style:style style:name="P371" style:parent-style-name="Titolo1" style:family="paragraph">
      <style:paragraph-properties fo:margin-top="0in" fo:margin-bottom="0in"/>
    </style:style>
    <style:style style:name="P372" style:parent-style-name="Titolo1" style:family="paragraph">
      <style:paragraph-properties fo:margin-top="0in" fo:margin-bottom="0in"/>
    </style:style>
    <style:style style:name="T373" style:parent-style-name="Car.predefinitoparagrafo" style:family="text">
      <style:text-properties fo:color="#CC0000"/>
    </style:style>
    <style:style style:name="TableColumn375" style:family="table-column">
      <style:table-column-properties style:column-width="0.7493in" style:use-optimal-column-width="false"/>
    </style:style>
    <style:style style:name="TableColumn376" style:family="table-column">
      <style:table-column-properties style:column-width="3.1895in" style:use-optimal-column-width="false"/>
    </style:style>
    <style:style style:name="TableColumn377" style:family="table-column">
      <style:table-column-properties style:column-width="3.3631in" style:use-optimal-column-width="false"/>
    </style:style>
    <style:style style:name="Table374" style:family="table">
      <style:table-properties style:width="7.302in" fo:margin-left="0.0902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margin-top="0in" fo:margin-bottom="0in"/>
    </style:style>
    <style:style style:name="TableCell3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7" style:parent-style-name="Titolo3" style:family="paragraph">
      <style:paragraph-properties fo:text-align="start" fo:margin-top="0in"/>
      <style:text-properties fo:color="#CC0000"/>
    </style:style>
    <style:style style:name="TableCell3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90" style:parent-style-name="Car.predefinitoparagrafo" style:family="text">
      <style:text-properties fo:font-style="italic" style:font-style-asian="italic" style:font-style-complex="italic" fo:background-color="#FFFFFF"/>
    </style:style>
    <style:style style:name="T391" style:parent-style-name="Car.predefinitoparagrafo" style:family="text">
      <style:text-properties fo:background-color="#FFFFFF"/>
    </style:style>
    <style:style style:name="TableCell39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text-align="start"/>
    </style:style>
    <style:style style:name="P394" style:parent-style-name="Titolo1" style:family="paragraph">
      <style:paragraph-properties fo:margin-top="0in" fo:margin-bottom="0in"/>
    </style:style>
    <style:style style:name="P395" style:parent-style-name="Titolo1" style:family="paragraph">
      <style:paragraph-properties fo:margin-top="0in" fo:margin-bottom="0in"/>
    </style:style>
    <style:style style:name="TableColumn397" style:family="table-column">
      <style:table-column-properties style:column-width="0.7493in" style:use-optimal-column-width="false"/>
    </style:style>
    <style:style style:name="TableColumn398" style:family="table-column">
      <style:table-column-properties style:column-width="3.1979in" style:use-optimal-column-width="false"/>
    </style:style>
    <style:style style:name="TableColumn399" style:family="table-column">
      <style:table-column-properties style:column-width="3.3548in" style:use-optimal-column-width="false"/>
    </style:style>
    <style:style style:name="Table396" style:family="table">
      <style:table-properties style:width="7.302in" fo:margin-left="0.0902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02" style:parent-style-name="Titolo2" style:family="paragraph">
      <style:paragraph-properties fo:margin-top="0in" fo:margin-bottom="0in"/>
    </style:style>
    <style:style style:name="TableCell40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409" style:parent-style-name="Titolo3" style:family="paragraph">
      <style:paragraph-properties fo:text-align="start" fo:margin-top="0in"/>
    </style:style>
    <style:style style:name="TableCell41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1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412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414" style:parent-style-name="Titolo1" style:family="paragraph">
      <style:paragraph-properties fo:margin-top="0in" fo:margin-bottom="0in"/>
    </style:style>
    <style:style style:name="P415" style:parent-style-name="Titolo1" style:family="paragraph">
      <style:paragraph-properties fo:margin-top="0in" fo:margin-bottom="0in"/>
    </style:style>
    <style:style style:name="T416" style:parent-style-name="Car.predefinitoparagrafo" style:family="text">
      <style:text-properties fo:color="#CC0000"/>
    </style:style>
    <style:style style:name="TableColumn418" style:family="table-column">
      <style:table-column-properties style:column-width="0.7493in" style:use-optimal-column-width="false"/>
    </style:style>
    <style:style style:name="TableColumn419" style:family="table-column">
      <style:table-column-properties style:column-width="3.1979in" style:use-optimal-column-width="false"/>
    </style:style>
    <style:style style:name="TableColumn420" style:family="table-column">
      <style:table-column-properties style:column-width="3.3548in" style:use-optimal-column-width="false"/>
    </style:style>
    <style:style style:name="Table417" style:family="table">
      <style:table-properties style:width="7.302in" fo:margin-left="0.0902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margin-top="0in" fo:margin-bottom="0in"/>
    </style:style>
    <style:style style:name="TableCell4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Titolo3" style:family="paragraph">
      <style:paragraph-properties fo:text-align="start" fo:margin-top="0in"/>
      <style:text-properties fo:color="#CC0000"/>
    </style:style>
    <style:style style:name="TableCell4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3" style:parent-style-name="Car.predefinitoparagrafo" style:family="text">
      <style:text-properties fo:background-color="#FFFFFF"/>
    </style:style>
    <style:style style:name="TableCell43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5" style:parent-style-name="Standard" style:family="paragraph">
      <style:paragraph-properties fo:text-align="start"/>
    </style:style>
    <style:style style:name="P436" style:parent-style-name="Titolo1" style:family="paragraph">
      <style:paragraph-properties fo:margin-top="0in" fo:margin-bottom="0in"/>
    </style:style>
    <style:style style:name="P437" style:parent-style-name="Titolo1" style:family="paragraph">
      <style:paragraph-properties fo:margin-top="0in" fo:margin-bottom="0in"/>
    </style:style>
    <style:style style:name="T438" style:parent-style-name="Car.predefinitoparagrafo" style:family="text">
      <style:text-properties fo:color="#CC0000"/>
    </style:style>
    <style:style style:name="TableColumn440" style:family="table-column">
      <style:table-column-properties style:column-width="0.7493in" style:use-optimal-column-width="false"/>
    </style:style>
    <style:style style:name="TableColumn441" style:family="table-column">
      <style:table-column-properties style:column-width="3.1979in" style:use-optimal-column-width="false"/>
    </style:style>
    <style:style style:name="TableColumn442" style:family="table-column">
      <style:table-column-properties style:column-width="3.3548in" style:use-optimal-column-width="false"/>
    </style:style>
    <style:style style:name="Table439" style:family="table">
      <style:table-properties style:width="7.302in" fo:margin-left="0.0902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5" style:parent-style-name="Titolo2" style:family="paragraph">
      <style:paragraph-properties fo:margin-top="0in" fo:margin-bottom="0in"/>
    </style:style>
    <style:style style:name="TableCell4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2" style:parent-style-name="Titolo3" style:family="paragraph">
      <style:paragraph-properties fo:text-align="start" fo:margin-top="0in"/>
      <style:text-properties fo:color="#CC0000"/>
    </style:style>
    <style:style style:name="TableCell4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4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5" style:parent-style-name="Car.predefinitoparagrafo" style:family="text">
      <style:text-properties fo:background-color="#FFFFFF"/>
    </style:style>
    <style:style style:name="TableCell45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7" style:parent-style-name="Standard" style:family="paragraph">
      <style:paragraph-properties fo:text-align="start"/>
    </style:style>
    <style:style style:name="P458" style:parent-style-name="Titolo1" style:family="paragraph">
      <style:paragraph-properties fo:margin-top="0in" fo:margin-bottom="0in"/>
    </style:style>
    <style:style style:name="T459" style:parent-style-name="Car.predefinitoparagrafo" style:family="text">
      <style:text-properties fo:color="#CC0000"/>
    </style:style>
    <style:style style:name="TableColumn461" style:family="table-column">
      <style:table-column-properties style:column-width="0.7493in" style:use-optimal-column-width="false"/>
    </style:style>
    <style:style style:name="TableColumn462" style:family="table-column">
      <style:table-column-properties style:column-width="3.1979in" style:use-optimal-column-width="false"/>
    </style:style>
    <style:style style:name="TableColumn463" style:family="table-column">
      <style:table-column-properties style:column-width="3.3548in" style:use-optimal-column-width="false"/>
    </style:style>
    <style:style style:name="Table460" style:family="table">
      <style:table-properties style:width="7.302in" fo:margin-left="0.0902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6" style:parent-style-name="Titolo2" style:family="paragraph">
      <style:paragraph-properties fo:margin-top="0in" fo:margin-bottom="0in"/>
    </style:style>
    <style:style style:name="TableCell4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3" style:parent-style-name="Titolo3" style:family="paragraph">
      <style:paragraph-properties fo:text-align="start" fo:margin-top="0in"/>
      <style:text-properties fo:color="#CC0000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6" style:parent-style-name="Car.predefinitoparagrafo" style:family="text">
      <style:text-properties fo:background-color="#FFFFFF"/>
    </style:style>
    <style:style style:name="TableCell47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/>
    </style:style>
    <style:style style:name="P479" style:parent-style-name="Titolo1" style:family="paragraph">
      <style:paragraph-properties fo:margin-top="0in" fo:margin-bottom="0in"/>
    </style:style>
    <style:style style:name="T480" style:parent-style-name="Car.predefinitoparagrafo" style:family="text">
      <style:text-properties fo:color="#CC0000"/>
    </style:style>
    <style:style style:name="T481" style:parent-style-name="Car.predefinitoparagrafo" style:family="text">
      <style:text-properties fo:color="#CC0000"/>
    </style:style>
    <style:style style:name="TableColumn483" style:family="table-column">
      <style:table-column-properties style:column-width="0.7493in" style:use-optimal-column-width="false"/>
    </style:style>
    <style:style style:name="TableColumn484" style:family="table-column">
      <style:table-column-properties style:column-width="3.1979in" style:use-optimal-column-width="false"/>
    </style:style>
    <style:style style:name="TableColumn485" style:family="table-column">
      <style:table-column-properties style:column-width="3.3548in" style:use-optimal-column-width="false"/>
    </style:style>
    <style:style style:name="Table482" style:family="table">
      <style:table-properties style:width="7.302in" fo:margin-left="0.0902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margin-top="0in" fo:margin-bottom="0in"/>
    </style:style>
    <style:style style:name="TableCell4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5" style:parent-style-name="Titolo3" style:family="paragraph">
      <style:paragraph-properties fo:text-align="start" fo:margin-top="0in"/>
      <style:text-properties fo:color="#CC0000"/>
    </style:style>
    <style:style style:name="TableCell4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98" style:parent-style-name="Car.predefinitoparagrafo" style:family="text">
      <style:text-properties fo:background-color="#FFFFFF"/>
    </style:style>
    <style:style style:name="TableCell499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/>
    </style:style>
    <style:style style:name="P501" style:parent-style-name="Titolo1" style:family="paragraph">
      <style:paragraph-properties fo:margin-top="0in" fo:margin-bottom="0in"/>
      <style:text-properties fo:color="#CC0000"/>
    </style:style>
    <style:style style:name="P502" style:parent-style-name="Titolo1" style:family="paragraph">
      <style:paragraph-properties fo:margin-top="0in" fo:margin-bottom="0in"/>
    </style:style>
    <style:style style:name="T503" style:parent-style-name="Car.predefinitoparagrafo" style:family="text">
      <style:text-properties fo:color="#CC0000"/>
    </style:style>
    <style:style style:name="TableColumn505" style:family="table-column">
      <style:table-column-properties style:column-width="0.7493in" style:use-optimal-column-width="false"/>
    </style:style>
    <style:style style:name="TableColumn506" style:family="table-column">
      <style:table-column-properties style:column-width="3.1979in" style:use-optimal-column-width="false"/>
    </style:style>
    <style:style style:name="TableColumn507" style:family="table-column">
      <style:table-column-properties style:column-width="3.3548in" style:use-optimal-column-width="false"/>
    </style:style>
    <style:style style:name="Table504" style:family="table">
      <style:table-properties style:width="7.302in" fo:margin-left="0.0902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0" style:parent-style-name="Titolo2" style:family="paragraph">
      <style:paragraph-properties fo:margin-top="0in" fo:margin-bottom="0in"/>
    </style:style>
    <style:style style:name="TableCell5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7" style:parent-style-name="Titolo3" style:family="paragraph">
      <style:paragraph-properties fo:text-align="start" fo:margin-top="0in"/>
      <style:text-properties fo:color="#CC0000"/>
    </style:style>
    <style:style style:name="TableCell5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20" style:parent-style-name="Car.predefinitoparagrafo" style:family="text">
      <style:text-properties fo:font-style="italic" style:font-style-asian="italic" style:font-style-complex="italic" fo:background-color="#FFFFFF"/>
    </style:style>
    <style:style style:name="T521" style:parent-style-name="Car.predefinitoparagrafo" style:family="text">
      <style:text-properties fo:background-color="#FFFFFF"/>
    </style:style>
    <style:style style:name="TableCell52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23" style:parent-style-name="Standard" style:family="paragraph">
      <style:paragraph-properties fo:text-align="start"/>
    </style:style>
    <style:style style:name="P524" style:parent-style-name="Titolo1" style:family="paragraph">
      <style:paragraph-properties fo:margin-top="0in" fo:margin-bottom="0in"/>
    </style:style>
    <style:style style:name="P525" style:parent-style-name="Titolo1" style:family="paragraph">
      <style:paragraph-properties fo:margin-top="0in" fo:margin-bottom="0in"/>
    </style:style>
    <style:style style:name="T526" style:parent-style-name="Car.predefinitoparagrafo" style:family="text">
      <style:text-properties fo:color="#CC0000"/>
    </style:style>
    <style:style style:name="TableColumn528" style:family="table-column">
      <style:table-column-properties style:column-width="0.7493in" style:use-optimal-column-width="false"/>
    </style:style>
    <style:style style:name="TableColumn529" style:family="table-column">
      <style:table-column-properties style:column-width="3.1979in" style:use-optimal-column-width="false"/>
    </style:style>
    <style:style style:name="TableColumn530" style:family="table-column">
      <style:table-column-properties style:column-width="3.3548in" style:use-optimal-column-width="false"/>
    </style:style>
    <style:style style:name="Table527" style:family="table">
      <style:table-properties style:width="7.302in" fo:margin-left="0.0902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3" style:parent-style-name="Titolo2" style:family="paragraph">
      <style:paragraph-properties fo:margin-top="0in" fo:margin-bottom="0in"/>
    </style:style>
    <style:style style:name="TableCell5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0" style:parent-style-name="Titolo3" style:family="paragraph">
      <style:paragraph-properties fo:text-align="start" fo:margin-top="0in"/>
      <style:text-properties fo:color="#CC0000"/>
    </style:style>
    <style:style style:name="TableCell5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43" style:parent-style-name="Car.predefinitoparagrafo" style:family="text">
      <style:text-properties fo:font-style="italic" style:font-style-asian="italic" style:font-style-complex="italic" fo:background-color="#FFFFFF"/>
    </style:style>
    <style:style style:name="T544" style:parent-style-name="Car.predefinitoparagrafo" style:family="text">
      <style:text-properties fo:background-color="#FFFFFF"/>
    </style:style>
    <style:style style:name="TableCell54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46" style:parent-style-name="Standard" style:family="paragraph">
      <style:paragraph-properties fo:text-align="start"/>
    </style:style>
    <style:style style:name="P547" style:parent-style-name="Titolo1" style:family="paragraph">
      <style:paragraph-properties fo:margin-top="0in" fo:margin-bottom="0in"/>
      <style:text-properties fo:color="#CC0000"/>
    </style:style>
    <style:style style:name="P548" style:parent-style-name="Titolo1" style:family="paragraph">
      <style:paragraph-properties fo:margin-top="0in" fo:margin-bottom="0in"/>
    </style:style>
    <style:style style:name="T549" style:parent-style-name="Car.predefinitoparagrafo" style:family="text">
      <style:text-properties fo:color="#CC0000"/>
    </style:style>
    <style:style style:name="TableColumn551" style:family="table-column">
      <style:table-column-properties style:column-width="0.7493in" style:use-optimal-column-width="false"/>
    </style:style>
    <style:style style:name="TableColumn552" style:family="table-column">
      <style:table-column-properties style:column-width="3.1979in" style:use-optimal-column-width="false"/>
    </style:style>
    <style:style style:name="TableColumn553" style:family="table-column">
      <style:table-column-properties style:column-width="3.3548in" style:use-optimal-column-width="false"/>
    </style:style>
    <style:style style:name="Table550" style:family="table">
      <style:table-properties style:width="7.302in" fo:margin-left="0.0902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56" style:parent-style-name="Titolo2" style:family="paragraph">
      <style:paragraph-properties fo:margin-top="0in" fo:margin-bottom="0in"/>
    </style:style>
    <style:style style:name="TableCell55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5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3" style:parent-style-name="Titolo3" style:family="paragraph">
      <style:paragraph-properties fo:text-align="start" fo:margin-top="0in"/>
      <style:text-properties fo:color="#CC0000"/>
    </style:style>
    <style:style style:name="TableCell5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66" style:parent-style-name="Car.predefinitoparagrafo" style:family="text">
      <style:text-properties fo:font-style="italic" style:font-style-asian="italic" style:font-style-complex="italic" fo:background-color="#FFFFFF"/>
    </style:style>
    <style:style style:name="T567" style:parent-style-name="Car.predefinitoparagrafo" style:family="text">
      <style:text-properties fo:background-color="#FFFFFF"/>
    </style:style>
    <style:style style:name="TableCell56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69" style:parent-style-name="Standard" style:family="paragraph">
      <style:paragraph-properties fo:text-align="start"/>
    </style:style>
    <style:style style:name="P570" style:parent-style-name="Titolo1" style:family="paragraph">
      <style:paragraph-properties fo:margin-top="0in" fo:margin-bottom="0in"/>
      <style:text-properties fo:color="#CC0000"/>
    </style:style>
    <style:style style:name="P571" style:parent-style-name="Titolo1" style:family="paragraph">
      <style:paragraph-properties fo:margin-top="0in" fo:margin-bottom="0in"/>
    </style:style>
    <style:style style:name="T572" style:parent-style-name="Car.predefinitoparagrafo" style:family="text">
      <style:text-properties fo:color="#CC0000"/>
    </style:style>
    <style:style style:name="TableColumn574" style:family="table-column">
      <style:table-column-properties style:column-width="0.7493in" style:use-optimal-column-width="false"/>
    </style:style>
    <style:style style:name="TableColumn575" style:family="table-column">
      <style:table-column-properties style:column-width="3.1979in" style:use-optimal-column-width="false"/>
    </style:style>
    <style:style style:name="TableColumn576" style:family="table-column">
      <style:table-column-properties style:column-width="3.3548in" style:use-optimal-column-width="false"/>
    </style:style>
    <style:style style:name="Table573" style:family="table">
      <style:table-properties style:width="7.302in" fo:margin-left="0.0902in" table:align="lef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79" style:parent-style-name="Titolo2" style:family="paragraph">
      <style:paragraph-properties fo:margin-top="0in" fo:margin-bottom="0in"/>
    </style:style>
    <style:style style:name="TableCell58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6" style:parent-style-name="Titolo3" style:family="paragraph">
      <style:paragraph-properties fo:text-align="start" fo:margin-top="0in"/>
      <style:text-properties fo:color="#CC0000"/>
    </style:style>
    <style:style style:name="TableCell5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8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89" style:parent-style-name="Car.predefinitoparagrafo" style:family="text">
      <style:text-properties fo:font-style="italic" style:font-style-asian="italic" style:font-style-complex="italic" fo:background-color="#FFFFFF"/>
    </style:style>
    <style:style style:name="T590" style:parent-style-name="Car.predefinitoparagrafo" style:family="text">
      <style:text-properties fo:background-color="#FFFFFF"/>
    </style:style>
    <style:style style:name="TableCell59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92" style:parent-style-name="Standard" style:family="paragraph">
      <style:paragraph-properties fo:text-align="start"/>
    </style:style>
    <style:style style:name="P593" style:parent-style-name="Titolo1" style:family="paragraph">
      <style:paragraph-properties fo:margin-top="0in" fo:margin-bottom="0in"/>
    </style:style>
    <style:style style:name="P594" style:parent-style-name="Titolo1" style:family="paragraph">
      <style:paragraph-properties fo:margin-top="0in" fo:margin-bottom="0in"/>
    </style:style>
    <style:style style:name="P595" style:parent-style-name="Titolo1" style:family="paragraph">
      <style:paragraph-properties fo:margin-top="0in" fo:margin-bottom="0in"/>
    </style:style>
    <style:style style:name="P596" style:parent-style-name="Titolo1" style:family="paragraph">
      <style:paragraph-properties fo:margin-top="0in" fo:margin-bottom="0in"/>
    </style:style>
    <style:style style:name="P597" style:parent-style-name="Titolo1" style:family="paragraph">
      <style:paragraph-properties fo:margin-top="0in" fo:margin-bottom="0in"/>
    </style:style>
    <style:style style:name="TableColumn599" style:family="table-column">
      <style:table-column-properties style:column-width="0.7493in" style:use-optimal-column-width="false"/>
    </style:style>
    <style:style style:name="TableColumn600" style:family="table-column">
      <style:table-column-properties style:column-width="3.1979in" style:use-optimal-column-width="false"/>
    </style:style>
    <style:style style:name="TableColumn601" style:family="table-column">
      <style:table-column-properties style:column-width="3.3548in" style:use-optimal-column-width="false"/>
    </style:style>
    <style:style style:name="Table598" style:family="table">
      <style:table-properties style:width="7.302in" fo:margin-left="0.0902in" table:align="lef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04" style:parent-style-name="Titolo2" style:family="paragraph">
      <style:paragraph-properties fo:margin-top="0in" fo:margin-bottom="0in"/>
    </style:style>
    <style:style style:name="TableCell60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0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1" style:parent-style-name="Titolo3" style:family="paragraph">
      <style:paragraph-properties fo:text-align="start" fo:margin-top="0in"/>
    </style:style>
    <style:style style:name="TableCell6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16" style:parent-style-name="Titolo1" style:family="paragraph">
      <style:paragraph-properties fo:margin-top="0in" fo:margin-bottom="0in"/>
    </style:style>
    <style:style style:name="P617" style:parent-style-name="Titolo1" style:family="paragraph">
      <style:paragraph-properties fo:margin-top="0in" fo:margin-bottom="0in"/>
      <style:text-properties fo:color="#CC0000"/>
    </style:style>
    <style:style style:name="TableColumn619" style:family="table-column">
      <style:table-column-properties style:column-width="0.7493in" style:use-optimal-column-width="false"/>
    </style:style>
    <style:style style:name="TableColumn620" style:family="table-column">
      <style:table-column-properties style:column-width="3.1979in" style:use-optimal-column-width="false"/>
    </style:style>
    <style:style style:name="TableColumn621" style:family="table-column">
      <style:table-column-properties style:column-width="3.3548in" style:use-optimal-column-width="false"/>
    </style:style>
    <style:style style:name="Table618" style:family="table">
      <style:table-properties style:width="7.302in" fo:margin-left="0.0902in" table:align="lef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24" style:parent-style-name="Titolo2" style:family="paragraph">
      <style:paragraph-properties fo:margin-top="0in" fo:margin-bottom="0in"/>
    </style:style>
    <style:style style:name="TableCell6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31" style:parent-style-name="Titolo3" style:family="paragraph">
      <style:paragraph-properties fo:text-align="start" fo:margin-top="0in"/>
      <style:text-properties fo:color="#CC0000"/>
    </style:style>
    <style:style style:name="TableCell6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3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35" style:parent-style-name="Standard" style:family="paragraph">
      <style:paragraph-properties fo:text-align="start"/>
    </style:style>
    <style:style style:name="P636" style:parent-style-name="Titolo1" style:family="paragraph">
      <style:paragraph-properties fo:margin-top="0in" fo:margin-bottom="0in"/>
      <style:text-properties fo:color="#CC0000"/>
    </style:style>
    <style:style style:name="P637" style:parent-style-name="Titolo1" style:family="paragraph">
      <style:paragraph-properties fo:margin-top="0in" fo:margin-bottom="0in"/>
      <style:text-properties fo:color="#CC0000"/>
    </style:style>
    <style:style style:name="TableColumn639" style:family="table-column">
      <style:table-column-properties style:column-width="0.7493in" style:use-optimal-column-width="false"/>
    </style:style>
    <style:style style:name="TableColumn640" style:family="table-column">
      <style:table-column-properties style:column-width="3.1979in" style:use-optimal-column-width="false"/>
    </style:style>
    <style:style style:name="TableColumn641" style:family="table-column">
      <style:table-column-properties style:column-width="3.3548in" style:use-optimal-column-width="false"/>
    </style:style>
    <style:style style:name="Table638" style:family="table">
      <style:table-properties style:width="7.302in" fo:margin-left="0.0902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44" style:parent-style-name="Titolo2" style:family="paragraph">
      <style:paragraph-properties fo:margin-top="0in" fo:margin-bottom="0in"/>
    </style:style>
    <style:style style:name="TableCell6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51" style:parent-style-name="Titolo3" style:family="paragraph">
      <style:paragraph-properties fo:text-align="start" fo:margin-top="0in"/>
      <style:text-properties fo:color="#CC0000"/>
    </style:style>
    <style:style style:name="TableCell6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5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55" style:parent-style-name="Standard" style:family="paragraph">
      <style:paragraph-properties fo:text-align="start"/>
    </style:style>
    <style:style style:name="P656" style:parent-style-name="Titolo1" style:family="paragraph">
      <style:paragraph-properties fo:margin-top="0in" fo:margin-bottom="0in"/>
    </style:style>
    <style:style style:name="P657" style:parent-style-name="Titolo1" style:family="paragraph">
      <style:paragraph-properties fo:margin-top="0in" fo:margin-bottom="0in"/>
    </style:style>
    <style:style style:name="TableColumn659" style:family="table-column">
      <style:table-column-properties style:column-width="0.7493in" style:use-optimal-column-width="false"/>
    </style:style>
    <style:style style:name="TableColumn660" style:family="table-column">
      <style:table-column-properties style:column-width="3.1979in" style:use-optimal-column-width="false"/>
    </style:style>
    <style:style style:name="TableColumn661" style:family="table-column">
      <style:table-column-properties style:column-width="3.3548in" style:use-optimal-column-width="false"/>
    </style:style>
    <style:style style:name="Table658" style:family="table">
      <style:table-properties style:width="7.302in" fo:margin-left="0.0902in" table:align="lef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64" style:parent-style-name="Titolo2" style:family="paragraph">
      <style:paragraph-properties fo:margin-top="0in" fo:margin-bottom="0in"/>
    </style:style>
    <style:style style:name="TableCell6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1" style:parent-style-name="Titolo3" style:family="paragraph">
      <style:paragraph-properties fo:text-align="start" fo:margin-top="0in"/>
    </style:style>
    <style:style style:name="TableCell6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76" style:parent-style-name="Titolo1" style:family="paragraph">
      <style:paragraph-properties fo:margin-top="0in" fo:margin-bottom="0in"/>
    </style:style>
    <style:style style:name="P677" style:parent-style-name="Titolo1" style:family="paragraph">
      <style:paragraph-properties fo:margin-top="0in" fo:margin-bottom="0in"/>
      <style:text-properties fo:color="#CC0000"/>
    </style:style>
    <style:style style:name="TableColumn679" style:family="table-column">
      <style:table-column-properties style:column-width="0.7493in" style:use-optimal-column-width="false"/>
    </style:style>
    <style:style style:name="TableColumn680" style:family="table-column">
      <style:table-column-properties style:column-width="3.1979in" style:use-optimal-column-width="false"/>
    </style:style>
    <style:style style:name="TableColumn681" style:family="table-column">
      <style:table-column-properties style:column-width="3.3548in" style:use-optimal-column-width="false"/>
    </style:style>
    <style:style style:name="Table678" style:family="table">
      <style:table-properties style:width="7.302in" fo:margin-left="0.0902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84" style:parent-style-name="Titolo2" style:family="paragraph">
      <style:paragraph-properties fo:margin-top="0in" fo:margin-bottom="0in"/>
    </style:style>
    <style:style style:name="TableCell6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1" style:parent-style-name="Titolo3" style:family="paragraph">
      <style:paragraph-properties fo:text-align="start" fo:margin-top="0in"/>
      <style:text-properties fo:color="#CC0000"/>
    </style:style>
    <style:style style:name="TableCell6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3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9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95" style:parent-style-name="Standard" style:family="paragraph">
      <style:paragraph-properties fo:text-align="start"/>
    </style:style>
    <style:style style:name="P696" style:parent-style-name="Titolo1" style:family="paragraph">
      <style:paragraph-properties fo:margin-top="0in" fo:margin-bottom="0in"/>
      <style:text-properties fo:color="#CC0000"/>
    </style:style>
    <style:style style:name="P697" style:parent-style-name="Titolo1" style:family="paragraph">
      <style:paragraph-properties fo:margin-top="0in" fo:margin-bottom="0in"/>
      <style:text-properties fo:color="#CC0000"/>
    </style:style>
    <style:style style:name="P698" style:parent-style-name="Titolo1" style:family="paragraph">
      <style:paragraph-properties fo:margin-top="0in" fo:margin-bottom="0in"/>
      <style:text-properties fo:color="#CC0000"/>
    </style:style>
    <style:style style:name="P699" style:parent-style-name="Titolo1" style:family="paragraph">
      <style:paragraph-properties fo:margin-top="0in" fo:margin-bottom="0in"/>
      <style:text-properties fo:color="#CC0000"/>
    </style:style>
    <style:style style:name="P700" style:parent-style-name="Titolo1" style:family="paragraph">
      <style:paragraph-properties fo:margin-top="0in" fo:margin-bottom="0in"/>
      <style:text-properties fo:color="#CC0000"/>
    </style:style>
    <style:style style:name="P701" style:parent-style-name="Titolo1" style:family="paragraph">
      <style:paragraph-properties fo:margin-top="0in" fo:margin-bottom="0in"/>
      <style:text-properties fo:color="#CC0000"/>
    </style:style>
    <style:style style:name="TableColumn703" style:family="table-column">
      <style:table-column-properties style:column-width="0.7493in" style:use-optimal-column-width="false"/>
    </style:style>
    <style:style style:name="TableColumn704" style:family="table-column">
      <style:table-column-properties style:column-width="3.1979in" style:use-optimal-column-width="false"/>
    </style:style>
    <style:style style:name="TableColumn705" style:family="table-column">
      <style:table-column-properties style:column-width="3.3548in" style:use-optimal-column-width="false"/>
    </style:style>
    <style:style style:name="Table702" style:family="table">
      <style:table-properties style:width="7.302in" fo:margin-left="0.0902in" table:align="lef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08" style:parent-style-name="Titolo2" style:family="paragraph">
      <style:paragraph-properties fo:margin-top="0in" fo:margin-bottom="0in"/>
    </style:style>
    <style:style style:name="TableCell7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5" style:parent-style-name="Titolo3" style:family="paragraph">
      <style:paragraph-properties fo:text-align="start" fo:margin-top="0in"/>
      <style:text-properties fo:color="#CC0000"/>
    </style:style>
    <style:style style:name="TableCell7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7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71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719" style:parent-style-name="Standard" style:family="paragraph">
      <style:paragraph-properties fo:text-align="start"/>
    </style:style>
    <style:style style:name="P720" style:parent-style-name="Titolo1" style:family="paragraph">
      <style:paragraph-properties fo:margin-top="0in" fo:margin-bottom="0in"/>
      <style:text-properties fo:color="#CC0000"/>
    </style:style>
    <style:style style:name="P721" style:parent-style-name="Titolo1" style:family="paragraph">
      <style:paragraph-properties fo:margin-top="0in" fo:margin-bottom="0in"/>
      <style:text-properties fo:color="#CC0000"/>
    </style:style>
    <style:style style:name="TableColumn723" style:family="table-column">
      <style:table-column-properties style:column-width="0.7493in" style:use-optimal-column-width="false"/>
    </style:style>
    <style:style style:name="TableColumn724" style:family="table-column">
      <style:table-column-properties style:column-width="3.1979in" style:use-optimal-column-width="false"/>
    </style:style>
    <style:style style:name="TableColumn725" style:family="table-column">
      <style:table-column-properties style:column-width="3.3548in" style:use-optimal-column-width="false"/>
    </style:style>
    <style:style style:name="Table722" style:family="table">
      <style:table-properties style:width="7.302in" fo:margin-left="0.0902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28" style:parent-style-name="Titolo2" style:family="paragraph">
      <style:paragraph-properties fo:margin-top="0in" fo:margin-bottom="0in"/>
    </style:style>
    <style:style style:name="TableCell7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3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35" style:parent-style-name="Titolo3" style:family="paragraph">
      <style:paragraph-properties fo:text-align="start" fo:margin-top="0in"/>
      <style:text-properties fo:color="#CC0000"/>
    </style:style>
    <style:style style:name="TableCell7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7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73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739" style:parent-style-name="Standard" style:family="paragraph">
      <style:paragraph-properties fo:text-align="start"/>
    </style:style>
    <style:style style:name="P740" style:parent-style-name="Titolo1" style:family="paragraph">
      <style:paragraph-properties fo:margin-top="0in" fo:margin-bottom="0in"/>
    </style:style>
    <style:style style:name="P741" style:parent-style-name="Titolo1" style:family="paragraph">
      <style:paragraph-properties fo:margin-top="0in" fo:margin-bottom="0in"/>
    </style:style>
    <style:style style:name="TableColumn743" style:family="table-column">
      <style:table-column-properties style:column-width="0.7493in" style:use-optimal-column-width="false"/>
    </style:style>
    <style:style style:name="TableColumn744" style:family="table-column">
      <style:table-column-properties style:column-width="3.1979in" style:use-optimal-column-width="false"/>
    </style:style>
    <style:style style:name="TableColumn745" style:family="table-column">
      <style:table-column-properties style:column-width="3.3548in" style:use-optimal-column-width="false"/>
    </style:style>
    <style:style style:name="Table742" style:family="table">
      <style:table-properties style:width="7.302in" fo:margin-left="0.0902in" table:align="lef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48" style:parent-style-name="Titolo2" style:family="paragraph">
      <style:paragraph-properties fo:margin-top="0in" fo:margin-bottom="0in"/>
    </style:style>
    <style:style style:name="TableCell7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5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5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5" style:parent-style-name="Titolo3" style:family="paragraph">
      <style:paragraph-properties fo:text-align="start" fo:margin-top="0in"/>
    </style:style>
    <style:style style:name="TableCell7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60" style:parent-style-name="Titolo1" style:family="paragraph">
      <style:paragraph-properties fo:margin-top="0in" fo:margin-bottom="0in"/>
    </style:style>
    <style:style style:name="P761" style:parent-style-name="Titolo1" style:family="paragraph">
      <style:paragraph-properties fo:margin-top="0in" fo:margin-bottom="0in"/>
    </style:style>
    <style:style style:name="TableColumn763" style:family="table-column">
      <style:table-column-properties style:column-width="0.7493in" style:use-optimal-column-width="false"/>
    </style:style>
    <style:style style:name="TableColumn764" style:family="table-column">
      <style:table-column-properties style:column-width="3.1979in" style:use-optimal-column-width="false"/>
    </style:style>
    <style:style style:name="TableColumn765" style:family="table-column">
      <style:table-column-properties style:column-width="3.3548in" style:use-optimal-column-width="false"/>
    </style:style>
    <style:style style:name="Table762" style:family="table">
      <style:table-properties style:width="7.302in" fo:margin-left="0.0902in" table:align="lef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68" style:parent-style-name="Titolo2" style:family="paragraph">
      <style:paragraph-properties fo:margin-top="0in" fo:margin-bottom="0in"/>
    </style:style>
    <style:style style:name="TableCell7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7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7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5" style:parent-style-name="Titolo3" style:family="paragraph">
      <style:paragraph-properties fo:text-align="start" fo:margin-top="0in"/>
    </style:style>
    <style:style style:name="TableCell7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80" style:parent-style-name="Titolo1" style:family="paragraph">
      <style:paragraph-properties fo:margin-top="0in" fo:margin-bottom="0in"/>
    </style:style>
    <style:style style:name="TableColumn782" style:family="table-column">
      <style:table-column-properties style:column-width="0.7493in" style:use-optimal-column-width="false"/>
    </style:style>
    <style:style style:name="TableColumn783" style:family="table-column">
      <style:table-column-properties style:column-width="3.1979in" style:use-optimal-column-width="false"/>
    </style:style>
    <style:style style:name="TableColumn784" style:family="table-column">
      <style:table-column-properties style:column-width="3.3548in" style:use-optimal-column-width="false"/>
    </style:style>
    <style:style style:name="Table781" style:family="table">
      <style:table-properties style:width="7.302in" fo:margin-left="0.0902in" table:align="lef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87" style:parent-style-name="Titolo2" style:family="paragraph">
      <style:paragraph-properties fo:margin-top="0in" fo:margin-bottom="0in"/>
    </style:style>
    <style:style style:name="TableCell78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8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9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9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94" style:parent-style-name="Titolo3" style:family="paragraph">
      <style:paragraph-properties fo:text-align="start" fo:margin-top="0in"/>
    </style:style>
    <style:style style:name="TableCell7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99" style:parent-style-name="Titolo1" style:family="paragraph">
      <style:paragraph-properties fo:margin-top="0in" fo:margin-bottom="0in"/>
    </style:style>
    <style:style style:name="TableColumn801" style:family="table-column">
      <style:table-column-properties style:column-width="0.7493in" style:use-optimal-column-width="false"/>
    </style:style>
    <style:style style:name="TableColumn802" style:family="table-column">
      <style:table-column-properties style:column-width="3.1979in" style:use-optimal-column-width="false"/>
    </style:style>
    <style:style style:name="TableColumn803" style:family="table-column">
      <style:table-column-properties style:column-width="3.3548in" style:use-optimal-column-width="false"/>
    </style:style>
    <style:style style:name="Table800" style:family="table">
      <style:table-properties style:width="7.302in" fo:margin-left="0.0902in" table:align="lef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06" style:parent-style-name="Titolo2" style:family="paragraph">
      <style:paragraph-properties fo:margin-top="0in" fo:margin-bottom="0in"/>
    </style:style>
    <style:style style:name="TableCell8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0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8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3" style:parent-style-name="Titolo3" style:family="paragraph">
      <style:paragraph-properties fo:text-align="start" fo:margin-top="0in"/>
    </style:style>
    <style:style style:name="TableCell8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5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8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818" style:parent-style-name="Titolo1" style:family="paragraph">
      <style:paragraph-properties fo:margin-top="0in" fo:margin-bottom="0in"/>
    </style:style>
    <style:style style:name="TableColumn820" style:family="table-column">
      <style:table-column-properties style:column-width="0.7493in" style:use-optimal-column-width="false"/>
    </style:style>
    <style:style style:name="TableColumn821" style:family="table-column">
      <style:table-column-properties style:column-width="3.1979in" style:use-optimal-column-width="false"/>
    </style:style>
    <style:style style:name="TableColumn822" style:family="table-column">
      <style:table-column-properties style:column-width="3.3548in" style:use-optimal-column-width="false"/>
    </style:style>
    <style:style style:name="Table819" style:family="table">
      <style:table-properties style:width="7.302in" fo:margin-left="0.0902in" table:align="lef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25" style:parent-style-name="Titolo2" style:family="paragraph">
      <style:paragraph-properties fo:margin-top="0in" fo:margin-bottom="0in"/>
    </style:style>
    <style:style style:name="TableCell8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82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2" style:parent-style-name="Titolo3" style:family="paragraph">
      <style:paragraph-properties fo:text-align="start" fo:margin-top="0in"/>
    </style:style>
    <style:style style:name="TableCell8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8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837" style:parent-style-name="Titolo1" style:family="paragraph">
      <style:paragraph-properties fo:margin-top="0in" fo:margin-bottom="0in"/>
    </style:style>
    <style:style style:name="P838" style:parent-style-name="Titolo1" style:family="paragraph">
      <style:paragraph-properties fo:margin-top="0in" fo:margin-bottom="0in"/>
    </style:style>
    <style:style style:name="P839" style:parent-style-name="Standard" style:family="paragraph">
      <style:paragraph-properties fo:line-height="100%"/>
    </style:style>
    <style:style style:name="P840" style:parent-style-name="Standard" style:family="paragraph">
      <style:paragraph-properties fo:line-height="100%"/>
    </style:style>
    <style:style style:name="P841" style:parent-style-name="Standard" style:family="paragraph">
      <style:paragraph-properties fo:line-height="100%"/>
    </style:style>
    <style:style style:name="P842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 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 dei turni</text:p>
          </table:table-cell>
          <table:table-cell table:style-name="TableCell25">
            <text:p text:style-name="P26">Restituisce il calendario con indicazioni di turni singoli, turni ricorrenti e raggruppamenti di turni (ricorrenti e non)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 calendario un turno preparatorio, specificando data, ora di inizio, ora di fine, ed eventualmente una sede</text:span></text:p>
          </table:table-cell>
          <table:table-cell table:style-name="TableCell40">
            <text:p text:style-name="P41">Registra il nuovo turno nel calendario dei turni</text:p>
          </table:table-cell>
        </table:table-row>
        <table:table-row table:style-name="TableRow42">
          <table:table-cell table:style-name="TableCell43">
            <text:h text:style-name="P44" text:outline-level="3">3</text:h>
          </table:table-cell>
          <table:table-cell table:style-name="TableCell45">
            <text:p text:style-name="P46"><text:span text:style-name="T47">Opzionalmente</text:span><text:s/>indica una ricorrenza per il turno creato specificando frequenza, data di inizio e data di fine</text:p>
          </table:table-cell>
          <table:table-cell table:style-name="TableCell48">
            <text:p text:style-name="P49">Registra le informazioni aggiuntive nel calendario dei turni</text:p>
          </table:table-cell>
        </table:table-row>
        <table:table-row table:style-name="TableRow50">
          <table:table-cell table:style-name="TableCell51">
            <text:h text:style-name="P52" text:outline-level="3">4</text:h>
          </table:table-cell>
          <table:table-cell table:style-name="TableCell53">
            <text:p text:style-name="P54"><text:span text:style-name="T55">Opzionalmente</text:span><text:span text:style-name="T56"><text:s/>indica per il turno creato una data di scadenza per la modifica delle disponibilità</text:span></text:p>
          </table:table-cell>
          <table:table-cell table:style-name="TableCell57">
            <text:p text:style-name="P58">Registra le informazioni aggiuntive nel calendario dei turni</text:p>
          </table:table-cell>
        </table:table-row>
        <table:table-row table:style-name="TableRow59">
          <table:table-cell table:style-name="TableCell60">
            <text:h text:style-name="P61" text:outline-level="3"/>
          </table:table-cell>
          <table:table-cell table:style-name="TableCell62">
            <text:p text:style-name="P63">Se vuole torna al passo 2, altrimenti prosegue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h text:style-name="P68" text:outline-level="3">5</text:h>
          </table:table-cell>
          <table:table-cell table:style-name="TableCell69">
            <text:p text:style-name="P70"><text:span text:style-name="T71">Opzionalmente</text:span><text:span text:style-name="T72"><text:s/>raggruppa un insieme di turni</text:span></text:p>
          </table:table-cell>
          <table:table-cell table:style-name="TableCell73">
            <text:p text:style-name="P74">Registra il raggruppamento di turni nel calendario dei turni</text:p>
          </table:table-cell>
        </table:table-row>
        <table:table-row table:style-name="TableRow75">
          <table:table-cell table:style-name="TableCell76">
            <text:h text:style-name="P77" text:outline-level="3"/>
          </table:table-cell>
          <table:table-cell table:style-name="TableCell78">
            <text:p text:style-name="P79"><text:span text:style-name="T80">Ripete</text:span><text:span text:style-name="T81"><text:s/>5</text:span><text:span text:style-name="T82"><text:s/>finché non è soddisfatto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h text:style-name="P87" text:outline-level="3">6</text:h>
          </table:table-cell>
          <table:table-cell table:style-name="TableCell88">
            <text:p text:style-name="P89"><text:span text:style-name="T90">Opzionalmente<text:s/></text:span><text:span text:style-name="T91">modifica un turno preparatorio,<text:s/></text:span><text:span text:style-name="T92">specificando una nuova data, un nuovo orario di inizio o un nuovo orario di fine, una sede differente oppure una data di scadenza per la modifica delle disponibilità</text:span></text:p>
          </table:table-cell>
          <table:table-cell table:style-name="TableCell93">
            <text:p text:style-name="P94">Registra le modifiche relative al turno nel calendario dei turni</text:p>
          </table:table-cell>
        </table:table-row>
        <table:table-row table:style-name="TableRow95">
          <table:table-cell table:style-name="TableCell96">
            <text:h text:style-name="P97" text:outline-level="3"/>
          </table:table-cell>
          <table:table-cell table:style-name="TableCell98">
            <text:p text:style-name="P99">Ripete 6 finché non è soddisfatto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h text:style-name="P104" text:outline-level="3">7</text:h>
          </table:table-cell>
          <table:table-cell table:style-name="TableCell105">
            <text:p text:style-name="P106"><text:span text:style-name="T107">Opzionalmente</text:span><text:span text:style-name="T108"><text:s/>elimina un turno dal calendario</text:span></text:p>
          </table:table-cell>
          <table:table-cell table:style-name="TableCell109">
            <text:p text:style-name="P110">Elimina le informazioni relative al turno dal calendario di turni</text:p>
          </table:table-cell>
        </table:table-row>
        <table:table-row table:style-name="TableRow111">
          <table:table-cell table:style-name="TableCell112">
            <text:h text:style-name="P113" text:outline-level="3"/>
          </table:table-cell>
          <table:table-cell table:style-name="TableCell114">
            <text:p text:style-name="P115">Ripete 7 finché non è soddisfatt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h text:style-name="P120" text:outline-level="3"/>
          </table:table-cell>
          <table:table-cell table:style-name="TableCell121">
            <text:p text:style-name="P122">Se vuole torna al passo 2, altrimenti termina</text:p>
          </table:table-cell>
          <table:table-cell table:style-name="TableCell123">
            <text:p text:style-name="P124"/>
          </table:table-cell>
        </table:table-row>
      </table:table>
      <text:h text:style-name="P125" text:outline-level="1"/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>Eccezione 2a</text:h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h text:style-name="P139" text:outline-level="2"><text:bookmark-start text:name="_1spbqei1cuj4"/><text:bookmark-end text:name="_1spbqei1cuj4"/>#</text:h>
          </table:table-cell>
          <table:table-cell table:style-name="TableCell140">
            <text:h text:style-name="P141" text:outline-level="2"><text:bookmark-start text:name="_in2jg76h5979"/><text:bookmark-end text:name="_in2jg76h5979"/>Attore</text:h>
          </table:table-cell>
          <table:table-cell table:style-name="TableCell142">
            <text:h text:style-name="P143" text:outline-level="2"><text:bookmark-start text:name="_ddqx4n6kt0gu"/><text:bookmark-end text:name="_ddqx4n6kt0gu"/>Sistema</text:h>
          </table:table-cell>
        </table:table-row>
        <table:table-row table:style-name="TableRow144">
          <table:table-cell table:style-name="TableCell145">
            <text:h text:style-name="P146" text:outline-level="3">2a.1</text:h>
          </table:table-cell>
          <table:table-cell table:style-name="TableCell147">
            <text:p text:style-name="P148">Inserisce nel calendario un turno preparatorio, specificando data, ora di inizio, ora di fine, ed eventualmente una sede</text:p>
          </table:table-cell>
          <table:table-cell table:style-name="TableCell149">
            <text:p text:style-name="P150">La data selezionata è nel passato</text:p>
          </table:table-cell>
        </table:table-row>
      </table:table>
      <text:h text:style-name="P151" text:outline-level="1"><text:bookmark-start text:name="_x7fvb0siii9n"/><text:bookmark-end text:name="_x7fvb0siii9n"/></text:h>
      <text:h text:style-name="P152" text:outline-level="1"><text:span text:style-name="T153">Eccezione 2b</text:span>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h text:style-name="P160" text:outline-level="2"><text:bookmark-start text:name="_1spbqei1cuj41"/><text:bookmark-end text:name="_1spbqei1cuj41"/>#</text:h>
          </table:table-cell>
          <table:table-cell table:style-name="TableCell161">
            <text:h text:style-name="P162" text:outline-level="2"><text:bookmark-start text:name="_in2jg76h59791"/><text:bookmark-end text:name="_in2jg76h59791"/>Attore</text:h>
          </table:table-cell>
          <table:table-cell table:style-name="TableCell163">
            <text:h text:style-name="P164" text:outline-level="2"><text:bookmark-start text:name="_ddqx4n6kt0gu1"/><text:bookmark-end text:name="_ddqx4n6kt0gu1"/>Sistema</text:h>
          </table:table-cell>
        </table:table-row>
        <table:table-row table:style-name="TableRow165">
          <table:table-cell table:style-name="TableCell166">
            <text:h text:style-name="P167" text:outline-level="3">2b.1</text:h>
          </table:table-cell>
          <table:table-cell table:style-name="TableCell168">
            <text:p text:style-name="P169"><text:span text:style-name="T170">Inserisce nel calendario un turno<text:s/></text:span><text:span text:style-name="T171">preparatorio, specificando data, ora di inizio, ora di fine, ed eventualmente una sede</text:span></text:p>
          </table:table-cell>
          <table:table-cell table:style-name="TableCell172">
            <text:p text:style-name="P173">Sul calendario si verifica una sovrapposizione di turni preparatori</text:p>
          </table:table-cell>
        </table:table-row>
      </table:table>
      <text:h text:style-name="P174" text:outline-level="1"><text:bookmark-start text:name="_x7fvb0siii9n1"/><text:bookmark-end text:name="_x7fvb0siii9n1"/></text:h>
      <text:h text:style-name="P175" text:outline-level="1"><text:span text:style-name="T176">Eccezione 2c</text:span></text:h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h text:style-name="P183" text:outline-level="2">#</text:h>
          </table:table-cell>
          <table:table-cell table:style-name="TableCell184">
            <text:h text:style-name="P185" text:outline-level="2">Attore</text:h>
          </table:table-cell>
          <table:table-cell table:style-name="TableCell186">
            <text:h text:style-name="P187" text:outline-level="2">Sistema</text:h>
          </table:table-cell>
        </table:table-row>
        <table:table-row table:style-name="TableRow188">
          <table:table-cell table:style-name="TableCell189">
            <text:h text:style-name="P190" text:outline-level="3">2c.1</text:h>
          </table:table-cell>
          <table:table-cell table:style-name="TableCell191">
            <text:p text:style-name="P192"><text:span text:style-name="T193">Inserisce nel calendario un turno preparatorio,<text:s/></text:span><text:span text:style-name="T194">specificando data, ora di inizio, ora di fine, ed eventualmente una sede</text:span></text:p>
          </table:table-cell>
          <table:table-cell table:style-name="TableCell195">
            <text:p text:style-name="P196">L’ora di fine è antecedente all’ora di inizio</text:p>
          </table:table-cell>
        </table:table-row>
      </table:table>
      <text:h text:style-name="P197" text:outline-level="1"><text:bookmark-start text:name="_fmu94t6hev3x"/><text:bookmark-end text:name="_fmu94t6hev3x"/></text:h>
      <text:h text:style-name="P198" text:outline-level="1">Estensione 2a</text:h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h text:style-name="P205" text:outline-level="2">#</text:h>
          </table:table-cell>
          <table:table-cell table:style-name="TableCell206">
            <text:h text:style-name="P207" text:outline-level="2">Attore</text:h>
          </table:table-cell>
          <table:table-cell table:style-name="TableCell208">
            <text:h text:style-name="P209" text:outline-level="2">Sistema</text:h>
          </table:table-cell>
        </table:table-row>
        <table:table-row table:style-name="TableRow210">
          <table:table-cell table:style-name="TableCell211">
            <text:h text:style-name="P212" text:outline-level="3">2a.1</text:h>
          </table:table-cell>
          <table:table-cell table:style-name="TableCell213">
            <text:p text:style-name="P214">Consulta la lista di eventi attualmente disponibili</text:p>
          </table:table-cell>
          <table:table-cell table:style-name="TableCell215">
            <text:p text:style-name="P216">Restituisce la lista di eventi con le<text:s/>relative informazioni</text:p>
          </table:table-cell>
        </table:table-row>
        <table:table-row table:style-name="TableRow217">
          <table:table-cell table:style-name="TableCell218">
            <text:h text:style-name="P219" text:outline-level="3">2a.2</text:h>
          </table:table-cell>
          <table:table-cell table:style-name="TableCell220">
            <text:p text:style-name="P221">Inserisce nel calendario un turno di servizio, specificando data, ora di inizio, ora di fine, e l’evento cui il turno fa riferimento</text:p>
          </table:table-cell>
          <table:table-cell table:style-name="TableCell222">
            <text:p text:style-name="P223">Registra il nuovo turno nel calendario dei turni</text:p>
          </table:table-cell>
        </table:table-row>
      </table:table>
      <text:h text:style-name="P224" text:outline-level="1"/>
      <text:h text:style-name="P225" text:outline-level="1"><text:span text:style-name="T226">Eccezione 2a.2a</text:span></text:h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h text:style-name="P233" text:outline-level="2">#</text:h>
          </table:table-cell>
          <table:table-cell table:style-name="TableCell234">
            <text:h text:style-name="P235" text:outline-level="2">Attore</text:h>
          </table:table-cell>
          <table:table-cell table:style-name="TableCell236">
            <text:h text:style-name="P237" text:outline-level="2">Sistema</text:h>
          </table:table-cell>
        </table:table-row>
        <table:table-row table:style-name="TableRow238">
          <table:table-cell table:style-name="TableCell239">
            <text:h text:style-name="P240" text:outline-level="3">2a.2a.1</text:h>
          </table:table-cell>
          <table:table-cell table:style-name="TableCell241">
            <text:p text:style-name="P242"><text:span text:style-name="T243">Inserisce nel calendario un turno di servizio, specificando data, ora di inizio, ora di fine, e l’evento cui il turno fa riferimento</text:span></text:p>
          </table:table-cell>
          <table:table-cell table:style-name="TableCell244">
            <text:p text:style-name="P245">La data selezionata è nel passato</text:p>
          </table:table-cell>
        </table:table-row>
      </table:table>
      <text:h text:style-name="P246" text:outline-level="1"/>
      <text:h text:style-name="P247" text:outline-level="1"/>
      <text:h text:style-name="P248" text:outline-level="1"/>
      <text:h text:style-name="P249" text:outline-level="1"/>
      <text:h text:style-name="P250" text:outline-level="1"><text:span text:style-name="T251">Eccezione 2a.2b</text:span></text:h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h text:style-name="P258" text:outline-level="2">#</text:h>
          </table:table-cell>
          <table:table-cell table:style-name="TableCell259">
            <text:h text:style-name="P260" text:outline-level="2">Attore</text:h>
          </table:table-cell>
          <table:table-cell table:style-name="TableCell261">
            <text:h text:style-name="P262" text:outline-level="2">Sistema</text:h>
          </table:table-cell>
        </table:table-row>
        <table:table-row table:style-name="TableRow263">
          <table:table-cell table:style-name="TableCell264">
            <text:h text:style-name="P265" text:outline-level="3">2a.2b.1</text:h>
          </table:table-cell>
          <table:table-cell table:style-name="TableCell266">
            <text:p text:style-name="P267"><text:span text:style-name="T268">Inserisce nel calendario un<text:s/></text:span><text:span text:style-name="T269">turno di servizio, specificando data, ora di inizio, ora di fine, e l’evento cui il turno fa riferimento</text:span></text:p>
          </table:table-cell>
          <table:table-cell table:style-name="TableCell270">
            <text:p text:style-name="P271">L’ora di fine è antecedente all’ora di inizio</text:p>
          </table:table-cell>
        </table:table-row>
      </table:table>
      <text:h text:style-name="P272" text:outline-level="1"/>
      <text:h text:style-name="P273" text:outline-level="1">Estensione 2a.2a</text:h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h text:style-name="P280" text:outline-level="2">#</text:h>
          </table:table-cell>
          <table:table-cell table:style-name="TableCell281">
            <text:h text:style-name="P282" text:outline-level="2">Attore</text:h>
          </table:table-cell>
          <table:table-cell table:style-name="TableCell283">
            <text:h text:style-name="P284" text:outline-level="2">Sistema</text:h>
          </table:table-cell>
        </table:table-row>
        <table:table-row table:style-name="TableRow285">
          <table:table-cell table:style-name="TableCell286">
            <text:h text:style-name="P287" text:outline-level="3">2a.2a.1</text:h>
          </table:table-cell>
          <table:table-cell table:style-name="TableCell288">
            <text:p text:style-name="P289">Seleziona un evento affinché vengano creati i turni di<text:s/>servizio relativi a tale evento</text:p>
          </table:table-cell>
          <table:table-cell table:style-name="TableCell290">
            <text:p text:style-name="P291">Registra tanti turni di servizio quanti sono i servizi dell’evento, precompilati così che ogni turno corrisponda a un servizio dell’evento</text:p>
          </table:table-cell>
        </table:table-row>
        <table:table-row table:style-name="TableRow292">
          <table:table-cell table:style-name="TableCell293">
            <text:h text:style-name="P294" text:outline-level="3"/>
          </table:table-cell>
          <table:table-cell table:style-name="TableCell295">
            <text:p text:style-name="P296">Termina il caso d’uso</text:p>
          </table:table-cell>
          <table:table-cell table:style-name="TableCell297">
            <text:p text:style-name="P298"/>
          </table:table-cell>
        </table:table-row>
      </table:table>
      <text:h text:style-name="P299" text:outline-level="1"/>
      <text:h text:style-name="P300" text:outline-level="1"><text:span text:style-name="T301">Eccezione 3a</text:span></text:h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h text:style-name="P308" text:outline-level="2">#</text:h>
          </table:table-cell>
          <table:table-cell table:style-name="TableCell309">
            <text:h text:style-name="P310" text:outline-level="2">Attore</text:h>
          </table:table-cell>
          <table:table-cell table:style-name="TableCell311">
            <text:h text:style-name="P312" text:outline-level="2">Sistema</text:h>
          </table:table-cell>
        </table:table-row>
        <table:table-row table:style-name="TableRow313">
          <table:table-cell table:style-name="TableCell314">
            <text:h text:style-name="P315" text:outline-level="3">3a.1</text:h>
          </table:table-cell>
          <table:table-cell table:style-name="TableCell316">
            <text:p text:style-name="P317"><text:span text:style-name="T318">Opzionalmente</text:span><text:s/>indica una ricorrenza per il turno creato specificando frequenza, data di inizio e data di fine</text:p>
          </table:table-cell>
          <table:table-cell table:style-name="TableCell319">
            <text:p text:style-name="P320">La data di fine è antecedente alla data di inizio</text:p>
          </table:table-cell>
        </table:table-row>
      </table:table>
      <text:h text:style-name="P321" text:outline-level="1"/>
      <text:h text:style-name="P322" text:outline-level="1"><text:span text:style-name="T323">Eccezione 4a</text:span></text:h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h text:style-name="P330" text:outline-level="2">#</text:h>
          </table:table-cell>
          <table:table-cell table:style-name="TableCell331">
            <text:h text:style-name="P332" text:outline-level="2">Attore</text:h>
          </table:table-cell>
          <table:table-cell table:style-name="TableCell333">
            <text:h text:style-name="P334" text:outline-level="2">Sistema</text:h>
          </table:table-cell>
        </table:table-row>
        <table:table-row table:style-name="TableRow335">
          <table:table-cell table:style-name="TableCell336">
            <text:h text:style-name="P337" text:outline-level="3">4a.1</text:h>
          </table:table-cell>
          <table:table-cell table:style-name="TableCell338">
            <text:p text:style-name="P339"><text:span text:style-name="T340">Opzionalmente</text:span><text:span text:style-name="T341"><text:s/>indica per il turno creato una data di<text:s/></text:span><text:span text:style-name="T342">scadenza per la modifica delle disponibilità</text:span></text:p>
          </table:table-cell>
          <table:table-cell table:style-name="TableCell343">
            <text:p text:style-name="P344">La data è nel passato</text:p>
          </table:table-cell>
        </table:table-row>
      </table:table>
      <text:h text:style-name="P345" text:outline-level="1"/>
      <text:h text:style-name="P346" text:outline-level="1"><text:span text:style-name="T347">Eccezione 4b</text:span></text:h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h text:style-name="P354" text:outline-level="2">#</text:h>
          </table:table-cell>
          <table:table-cell table:style-name="TableCell355">
            <text:h text:style-name="P356" text:outline-level="2">Attore</text:h>
          </table:table-cell>
          <table:table-cell table:style-name="TableCell357">
            <text:h text:style-name="P358" text:outline-level="2">Sistema</text:h>
          </table:table-cell>
        </table:table-row>
        <table:table-row table:style-name="TableRow359">
          <table:table-cell table:style-name="TableCell360">
            <text:h text:style-name="P361" text:outline-level="3">4a.1</text:h>
          </table:table-cell>
          <table:table-cell table:style-name="TableCell362">
            <text:p text:style-name="P363"><text:span text:style-name="T364">Opzionalmente</text:span><text:span text:style-name="T365"><text:s/>indica per il turno creato una data di scadenza per la modifica delle disponibilità</text:span></text:p>
          </table:table-cell>
          <table:table-cell table:style-name="TableCell366">
            <text:p text:style-name="P367">La data è successiva alla data del turno</text:p>
          </table:table-cell>
        </table:table-row>
      </table:table>
      <text:h text:style-name="P368" text:outline-level="1"/>
      <text:h text:style-name="P369" text:outline-level="1"/>
      <text:h text:style-name="P370" text:outline-level="1"/>
      <text:h text:style-name="P371" text:outline-level="1"/>
      <text:soft-page-break/>
      <text:h text:style-name="P372" text:outline-level="1"><text:span text:style-name="T373">Eccezione 5a</text:span>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h text:style-name="P380" text:outline-level="2">#</text:h>
          </table:table-cell>
          <table:table-cell table:style-name="TableCell381">
            <text:h text:style-name="P382" text:outline-level="2">Attore</text:h>
          </table:table-cell>
          <table:table-cell table:style-name="TableCell383">
            <text:h text:style-name="P384" text:outline-level="2">Sistema</text:h>
          </table:table-cell>
        </table:table-row>
        <table:table-row table:style-name="TableRow385">
          <table:table-cell table:style-name="TableCell386">
            <text:h text:style-name="P387" text:outline-level="3">5a.1</text:h>
          </table:table-cell>
          <table:table-cell table:style-name="TableCell388">
            <text:p text:style-name="P389"><text:span text:style-name="T390">Opzionalmente</text:span><text:span text:style-name="T391"><text:s/>raggruppa un insieme di turni</text:span></text:p>
          </table:table-cell>
          <table:table-cell table:style-name="TableCell392">
            <text:p text:style-name="P393">Per almeno un turno erano state indicate delle disponibilità</text:p>
          </table:table-cell>
        </table:table-row>
      </table:table>
      <text:h text:style-name="P394" text:outline-level="1"/>
      <text:h text:style-name="P395" text:outline-level="1">Estensione 5a</text:h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h text:style-name="P402" text:outline-level="2">#</text:h>
          </table:table-cell>
          <table:table-cell table:style-name="TableCell403">
            <text:h text:style-name="P404" text:outline-level="2">Attore</text:h>
          </table:table-cell>
          <table:table-cell table:style-name="TableCell405">
            <text:h text:style-name="P406" text:outline-level="2">Sistema</text:h>
          </table:table-cell>
        </table:table-row>
        <table:table-row table:style-name="TableRow407">
          <table:table-cell table:style-name="TableCell408">
            <text:h text:style-name="P409" text:outline-level="3">5a.1</text:h>
          </table:table-cell>
          <table:table-cell table:style-name="TableCell410">
            <text:p text:style-name="P411">Crea un raggruppamento ricorrente di turni<text:s/>specificando un insieme di<text:s/>turni<text:s/>preparatori, la frequenza e la data di inizio e fine ricorrenza</text:p>
          </table:table-cell>
          <table:table-cell table:style-name="TableCell412">
            <text:p text:style-name="P413">Crea una ricorrenza di turni per ogni insieme di turni, crea una ricorrenza di gruppi e raggruppa ogni occorrenza delle ricorrenze di turni</text:p>
          </table:table-cell>
        </table:table-row>
      </table:table>
      <text:h text:style-name="P414" text:outline-level="1"/>
      <text:h text:style-name="P415" text:outline-level="1"><text:span text:style-name="T416">Eccezione 5a.1a</text:span></text:h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h text:style-name="P423" text:outline-level="2">#</text:h>
          </table:table-cell>
          <table:table-cell table:style-name="TableCell424">
            <text:h text:style-name="P425" text:outline-level="2">Attore</text:h>
          </table:table-cell>
          <table:table-cell table:style-name="TableCell426">
            <text:h text:style-name="P427" text:outline-level="2">Sistema</text:h>
          </table:table-cell>
        </table:table-row>
        <table:table-row table:style-name="TableRow428">
          <table:table-cell table:style-name="TableCell429">
            <text:h text:style-name="P430" text:outline-level="3">5a.1a.1</text:h>
          </table:table-cell>
          <table:table-cell table:style-name="TableCell431">
            <text:p text:style-name="P432"><text:span text:style-name="T433">Crea un raggruppamento ricorrente di turni specificando un insieme di turni preparatori, la frequenza e la data di inizio e fine ricorrenza</text:span></text:p>
          </table:table-cell>
          <table:table-cell table:style-name="TableCell434">
            <text:p text:style-name="P435">Almeno un turno è nel passato</text:p>
          </table:table-cell>
        </table:table-row>
      </table:table>
      <text:h text:style-name="P436" text:outline-level="1"/>
      <text:h text:style-name="P437" text:outline-level="1"><text:span text:style-name="T438">Eccezione 5a.1b</text:span></text:h>
      <table:table table:style-name="Table439">
        <table:table-columns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h text:style-name="P445" text:outline-level="2">#</text:h>
          </table:table-cell>
          <table:table-cell table:style-name="TableCell446">
            <text:h text:style-name="P447" text:outline-level="2">Attore</text:h>
          </table:table-cell>
          <table:table-cell table:style-name="TableCell448">
            <text:h text:style-name="P449" text:outline-level="2">Sistema</text:h>
          </table:table-cell>
        </table:table-row>
        <table:table-row table:style-name="TableRow450">
          <table:table-cell table:style-name="TableCell451">
            <text:h text:style-name="P452" text:outline-level="3">5a.1b.1</text:h>
          </table:table-cell>
          <table:table-cell table:style-name="TableCell453">
            <text:p text:style-name="P454"><text:span text:style-name="T455">Crea un raggruppamento ricorrente di turni specificando un insieme di turni preparatori, la frequenza e la data di inizio e fine ricorrenza</text:span></text:p>
          </table:table-cell>
          <table:table-cell table:style-name="TableCell456">
            <text:p text:style-name="P457">La data di fine è antecedente alla data di inizio</text:p>
          </table:table-cell>
        </table:table-row>
      </table:table>
      <text:p text:style-name="Standard"/>
      <text:h text:style-name="P458" text:outline-level="1"><text:span text:style-name="T459">Eccezione 5a.1c</text:span></text:h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h text:style-name="P466" text:outline-level="2">#</text:h>
          </table:table-cell>
          <table:table-cell table:style-name="TableCell467">
            <text:h text:style-name="P468" text:outline-level="2">Attore</text:h>
          </table:table-cell>
          <table:table-cell table:style-name="TableCell469">
            <text:h text:style-name="P470" text:outline-level="2">Sistema</text:h>
          </table:table-cell>
        </table:table-row>
        <table:table-row table:style-name="TableRow471">
          <table:table-cell table:style-name="TableCell472">
            <text:h text:style-name="P473" text:outline-level="3">5a.1c.1</text:h>
          </table:table-cell>
          <table:table-cell table:style-name="TableCell474">
            <text:p text:style-name="P475"><text:span text:style-name="T476">Crea un raggruppamento ricorrente di turni specificando un insieme di turni preparatori, la frequenza e la data di inizio e fine ricorrenza</text:span></text:p>
          </table:table-cell>
          <table:table-cell table:style-name="TableCell477">
            <text:p text:style-name="P478">La data di inizio o di fine sono nel passato</text:p>
          </table:table-cell>
        </table:table-row>
      </table:table>
      <text:p text:style-name="Standard"/>
      <text:soft-page-break/>
      <text:h text:style-name="P479" text:outline-level="1"><text:span text:style-name="T480">Eccezione 5a.1</text:span><text:span text:style-name="T481">d</text:span></text:h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h text:style-name="P488" text:outline-level="2">#</text:h>
          </table:table-cell>
          <table:table-cell table:style-name="TableCell489">
            <text:h text:style-name="P490" text:outline-level="2">Attore</text:h>
          </table:table-cell>
          <table:table-cell table:style-name="TableCell491">
            <text:h text:style-name="P492" text:outline-level="2">Sistema</text:h>
          </table:table-cell>
        </table:table-row>
        <table:table-row table:style-name="TableRow493">
          <table:table-cell table:style-name="TableCell494">
            <text:h text:style-name="P495" text:outline-level="3">5a.1d.1</text:h>
          </table:table-cell>
          <table:table-cell table:style-name="TableCell496">
            <text:p text:style-name="P497"><text:span text:style-name="T498">Crea un raggruppamento ricorrente di turni specificando un insieme di turni preparatori, la frequenza e la data di inizio e fine ricorrenza</text:span></text:p>
          </table:table-cell>
          <table:table-cell table:style-name="TableCell499">
            <text:p text:style-name="P500">Per almeno un turno erano state indicate delle<text:s/>disponibilità</text:p>
          </table:table-cell>
        </table:table-row>
      </table:table>
      <text:h text:style-name="P501" text:outline-level="1"/>
      <text:h text:style-name="P502" text:outline-level="1"><text:span text:style-name="T503">Eccezione 6a</text:span></text:h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h text:style-name="P510" text:outline-level="2">#</text:h>
          </table:table-cell>
          <table:table-cell table:style-name="TableCell511">
            <text:h text:style-name="P512" text:outline-level="2">Attore</text:h>
          </table:table-cell>
          <table:table-cell table:style-name="TableCell513">
            <text:h text:style-name="P514" text:outline-level="2">Sistema</text:h>
          </table:table-cell>
        </table:table-row>
        <table:table-row table:style-name="TableRow515">
          <table:table-cell table:style-name="TableCell516">
            <text:h text:style-name="P517" text:outline-level="3">6a.1</text:h>
          </table:table-cell>
          <table:table-cell table:style-name="TableCell518">
            <text:p text:style-name="P519"><text:span text:style-name="T520">Opzionalmente<text:s/></text:span><text:span text:style-name="T521">modifica un turno preparatorio, specificando una nuova data, un nuovo orario di inizio o un nuovo orario di fine, oppure una sede differente</text:span></text:p>
          </table:table-cell>
          <table:table-cell table:style-name="TableCell522">
            <text:p text:style-name="P523">La data selezionata è nel passato</text:p>
          </table:table-cell>
        </table:table-row>
      </table:table>
      <text:h text:style-name="P524" text:outline-level="1"/>
      <text:h text:style-name="P525" text:outline-level="1"><text:span text:style-name="T526">Eccezione 6b</text:span></text:h>
      <table:table table:style-name="Table527">
        <table:table-columns>
          <table:table-column table:style-name="TableColumn528"/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h text:style-name="P533" text:outline-level="2">#</text:h>
          </table:table-cell>
          <table:table-cell table:style-name="TableCell534">
            <text:h text:style-name="P535" text:outline-level="2">Attore</text:h>
          </table:table-cell>
          <table:table-cell table:style-name="TableCell536">
            <text:h text:style-name="P537" text:outline-level="2">Sistema</text:h>
          </table:table-cell>
        </table:table-row>
        <table:table-row table:style-name="TableRow538">
          <table:table-cell table:style-name="TableCell539">
            <text:h text:style-name="P540" text:outline-level="3">6b.1</text:h>
          </table:table-cell>
          <table:table-cell table:style-name="TableCell541">
            <text:p text:style-name="P542"><text:span text:style-name="T543">Opzionalmente<text:s/></text:span><text:span text:style-name="T544">modifica un turno preparatorio, specificando una nuova data, un nuovo orario di inizio o un nuovo orario di fine, oppure una sede differente</text:span></text:p>
          </table:table-cell>
          <table:table-cell table:style-name="TableCell545">
            <text:p text:style-name="P546">Sul calendario si verifica una sovrapposizione di turni<text:s/>preparatori</text:p>
          </table:table-cell>
        </table:table-row>
      </table:table>
      <text:h text:style-name="P547" text:outline-level="1"/>
      <text:h text:style-name="P548" text:outline-level="1"><text:span text:style-name="T549">Eccezione 6c</text:span></text:h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h text:style-name="P556" text:outline-level="2">#</text:h>
          </table:table-cell>
          <table:table-cell table:style-name="TableCell557">
            <text:h text:style-name="P558" text:outline-level="2">Attore</text:h>
          </table:table-cell>
          <table:table-cell table:style-name="TableCell559">
            <text:h text:style-name="P560" text:outline-level="2">Sistema</text:h>
          </table:table-cell>
        </table:table-row>
        <table:table-row table:style-name="TableRow561">
          <table:table-cell table:style-name="TableCell562">
            <text:h text:style-name="P563" text:outline-level="3">6c.1</text:h>
          </table:table-cell>
          <table:table-cell table:style-name="TableCell564">
            <text:p text:style-name="P565"><text:span text:style-name="T566">Opzionalmente<text:s/></text:span><text:span text:style-name="T567">modifica un turno preparatorio, specificando una nuova data, un nuovo orario di inizio o un nuovo orario di fine, oppure una sede differente</text:span></text:p>
          </table:table-cell>
          <table:table-cell table:style-name="TableCell568">
            <text:p text:style-name="P569">L’ora di fine è antecedente all’ora di inizio</text:p>
          </table:table-cell>
        </table:table-row>
      </table:table>
      <text:h text:style-name="P570" text:outline-level="1"/>
      <text:h text:style-name="P571" text:outline-level="1"><text:span text:style-name="T572">Eccezione 6d</text:span></text:h>
      <table:table table:style-name="Table573">
        <table:table-columns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h text:style-name="P579" text:outline-level="2">#</text:h>
          </table:table-cell>
          <table:table-cell table:style-name="TableCell580">
            <text:h text:style-name="P581" text:outline-level="2">Attore</text:h>
          </table:table-cell>
          <table:table-cell table:style-name="TableCell582">
            <text:h text:style-name="P583" text:outline-level="2">Sistema</text:h>
          </table:table-cell>
        </table:table-row>
        <table:table-row table:style-name="TableRow584">
          <table:table-cell table:style-name="TableCell585">
            <text:h text:style-name="P586" text:outline-level="3">6d.1</text:h>
          </table:table-cell>
          <table:table-cell table:style-name="TableCell587">
            <text:p text:style-name="P588"><text:span text:style-name="T589">Opzionalmente<text:s/></text:span><text:span text:style-name="T590">modifica un turno preparatorio, specificando una nuova data, un nuovo orario di inizio o un nuovo orario di fine, oppure una sede differente</text:span></text:p>
          </table:table-cell>
          <table:table-cell table:style-name="TableCell591">
            <text:p text:style-name="P592">Sono già state indicate disponibilità per il turno</text:p>
          </table:table-cell>
        </table:table-row>
      </table:table>
      <text:h text:style-name="P593" text:outline-level="1"/>
      <text:h text:style-name="P594" text:outline-level="1"/>
      <text:h text:style-name="P595" text:outline-level="1"/>
      <text:h text:style-name="P596" text:outline-level="1"/>
      <text:soft-page-break/>
      <text:h text:style-name="P597" text:outline-level="1">Estensione 6a</text:h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h text:style-name="P604" text:outline-level="2">#</text:h>
          </table:table-cell>
          <table:table-cell table:style-name="TableCell605">
            <text:h text:style-name="P606" text:outline-level="2">Attore</text:h>
          </table:table-cell>
          <table:table-cell table:style-name="TableCell607">
            <text:h text:style-name="P608" text:outline-level="2">Sistema</text:h>
          </table:table-cell>
        </table:table-row>
        <table:table-row table:style-name="TableRow609">
          <table:table-cell table:style-name="TableCell610">
            <text:h text:style-name="P611" text:outline-level="3">6a.1</text:h>
          </table:table-cell>
          <table:table-cell table:style-name="TableCell612">
            <text:p text:style-name="P613">Modifica un turno di servizio, specificando del tempo aggiuntivo prima o dopo il turno, oppure una data di scadenza per la modifica delle disponibilità</text:p>
          </table:table-cell>
          <table:table-cell table:style-name="TableCell614">
            <text:p text:style-name="P615">Registra l’informazione aggiuntiva relativa al turno</text:p>
          </table:table-cell>
        </table:table-row>
      </table:table>
      <text:h text:style-name="P616" text:outline-level="1"/>
      <text:h text:style-name="P617" text:outline-level="1">Eccezione 6a.1a</text:h>
      <table:table table:style-name="Table618">
        <table:table-columns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h text:style-name="P624" text:outline-level="2">#</text:h>
          </table:table-cell>
          <table:table-cell table:style-name="TableCell625">
            <text:h text:style-name="P626" text:outline-level="2">Attore</text:h>
          </table:table-cell>
          <table:table-cell table:style-name="TableCell627">
            <text:h text:style-name="P628" text:outline-level="2">Sistema</text:h>
          </table:table-cell>
        </table:table-row>
        <table:table-row table:style-name="TableRow629">
          <table:table-cell table:style-name="TableCell630">
            <text:h text:style-name="P631" text:outline-level="3">6a.1a.1</text:h>
          </table:table-cell>
          <table:table-cell table:style-name="TableCell632">
            <text:p text:style-name="P633">Modifica un turno di servizio, specificando del tempo aggiuntivo prima o dopo il turno, oppure una data di scadenza per la modifica delle disponibilità</text:p>
          </table:table-cell>
          <table:table-cell table:style-name="TableCell634">
            <text:p text:style-name="P635">Sono già state indicate disponibilità per il turno</text:p>
          </table:table-cell>
        </table:table-row>
      </table:table>
      <text:h text:style-name="P636" text:outline-level="1"/>
      <text:h text:style-name="P637" text:outline-level="1">Eccezione 6a.1b</text:h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h text:style-name="P644" text:outline-level="2">#</text:h>
          </table:table-cell>
          <table:table-cell table:style-name="TableCell645">
            <text:h text:style-name="P646" text:outline-level="2">Attore</text:h>
          </table:table-cell>
          <table:table-cell table:style-name="TableCell647">
            <text:h text:style-name="P648" text:outline-level="2">Sistema</text:h>
          </table:table-cell>
        </table:table-row>
        <table:table-row table:style-name="TableRow649">
          <table:table-cell table:style-name="TableCell650">
            <text:h text:style-name="P651" text:outline-level="3">6a.1b.1</text:h>
          </table:table-cell>
          <table:table-cell table:style-name="TableCell652">
            <text:p text:style-name="P653">Modifica un turno di servizio, specificando del tempo aggiuntivo prima o dopo il turno, oppure una data di scadenza per la modifica delle disponibilità</text:p>
          </table:table-cell>
          <table:table-cell table:style-name="TableCell654">
            <text:p text:style-name="P655">La data di scadenza è nel passato oppure successiva alla<text:s/>data del turno</text:p>
          </table:table-cell>
        </table:table-row>
      </table:table>
      <text:h text:style-name="P656" text:outline-level="1"/>
      <text:h text:style-name="P657" text:outline-level="1">Estensione 6b</text:h>
      <table:table table:style-name="Table658">
        <table:table-columns>
          <table:table-column table:style-name="TableColumn659"/>
          <table:table-column table:style-name="TableColumn660"/>
          <table:table-column table:style-name="TableColumn661"/>
        </table:table-columns>
        <table:table-row table:style-name="TableRow662">
          <table:table-cell table:style-name="TableCell663">
            <text:h text:style-name="P664" text:outline-level="2">#</text:h>
          </table:table-cell>
          <table:table-cell table:style-name="TableCell665">
            <text:h text:style-name="P666" text:outline-level="2">Attore</text:h>
          </table:table-cell>
          <table:table-cell table:style-name="TableCell667">
            <text:h text:style-name="P668" text:outline-level="2">Sistema</text:h>
          </table:table-cell>
        </table:table-row>
        <table:table-row table:style-name="TableRow669">
          <table:table-cell table:style-name="TableCell670">
            <text:h text:style-name="P671" text:outline-level="3">6b.1</text:h>
          </table:table-cell>
          <table:table-cell table:style-name="TableCell672">
            <text:p text:style-name="P673">Modifica una ricorrenza di turni, specificando un nuovo orario di inizio e di fine</text:p>
          </table:table-cell>
          <table:table-cell table:style-name="TableCell674">
            <text:p text:style-name="P675">Registra l’informazione aggiuntiva relativa alla ricorrenza e modifica ogni turno appartenente alla<text:s/>ricorrenza</text:p>
          </table:table-cell>
        </table:table-row>
      </table:table>
      <text:h text:style-name="P676" text:outline-level="1"/>
      <text:h text:style-name="P677" text:outline-level="1">Eccezione 6b.1b</text:h>
      <table:table table:style-name="Table678">
        <table:table-columns>
          <table:table-column table:style-name="TableColumn679"/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h text:style-name="P684" text:outline-level="2">#</text:h>
          </table:table-cell>
          <table:table-cell table:style-name="TableCell685">
            <text:h text:style-name="P686" text:outline-level="2">Attore</text:h>
          </table:table-cell>
          <table:table-cell table:style-name="TableCell687">
            <text:h text:style-name="P688" text:outline-level="2">Sistema</text:h>
          </table:table-cell>
        </table:table-row>
        <table:table-row table:style-name="TableRow689">
          <table:table-cell table:style-name="TableCell690">
            <text:h text:style-name="P691" text:outline-level="3">6b.1b.1</text:h>
          </table:table-cell>
          <table:table-cell table:style-name="TableCell692">
            <text:p text:style-name="P693">Modifica una ricorrenza di turni, specificando un nuovo orario di inizio e di fine</text:p>
          </table:table-cell>
          <table:table-cell table:style-name="TableCell694">
            <text:p text:style-name="P695">Sul calendario si verifica una sovrapposizione di turni preparatori</text:p>
          </table:table-cell>
        </table:table-row>
      </table:table>
      <text:h text:style-name="P696" text:outline-level="1"/>
      <text:h text:style-name="P697" text:outline-level="1"/>
      <text:h text:style-name="P698" text:outline-level="1"/>
      <text:h text:style-name="P699" text:outline-level="1"/>
      <text:h text:style-name="P700" text:outline-level="1"/>
      <text:soft-page-break/>
      <text:h text:style-name="P701" text:outline-level="1">Eccezione 6b.1c</text:h>
      <table:table table:style-name="Table702">
        <table:table-columns>
          <table:table-column table:style-name="TableColumn703"/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>
            <text:h text:style-name="P708" text:outline-level="2">#</text:h>
          </table:table-cell>
          <table:table-cell table:style-name="TableCell709">
            <text:h text:style-name="P710" text:outline-level="2">Attore</text:h>
          </table:table-cell>
          <table:table-cell table:style-name="TableCell711">
            <text:h text:style-name="P712" text:outline-level="2">Sistema</text:h>
          </table:table-cell>
        </table:table-row>
        <table:table-row table:style-name="TableRow713">
          <table:table-cell table:style-name="TableCell714">
            <text:h text:style-name="P715" text:outline-level="3">6b.1c.1</text:h>
          </table:table-cell>
          <table:table-cell table:style-name="TableCell716">
            <text:p text:style-name="P717">Modifica una ricorrenza di turni, specificando un nuovo orario di inizio e di fine</text:p>
          </table:table-cell>
          <table:table-cell table:style-name="TableCell718">
            <text:p text:style-name="P719">L’orario di fine è antecedente all’orario di inizio</text:p>
          </table:table-cell>
        </table:table-row>
      </table:table>
      <text:h text:style-name="P720" text:outline-level="1"/>
      <text:h text:style-name="P721" text:outline-level="1">Eccezione 6b.1d</text:h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h text:style-name="P728" text:outline-level="2">#</text:h>
          </table:table-cell>
          <table:table-cell table:style-name="TableCell729">
            <text:h text:style-name="P730" text:outline-level="2">Attore</text:h>
          </table:table-cell>
          <table:table-cell table:style-name="TableCell731">
            <text:h text:style-name="P732" text:outline-level="2">Sistema</text:h>
          </table:table-cell>
        </table:table-row>
        <table:table-row table:style-name="TableRow733">
          <table:table-cell table:style-name="TableCell734">
            <text:h text:style-name="P735" text:outline-level="3">6b.1d.1</text:h>
          </table:table-cell>
          <table:table-cell table:style-name="TableCell736">
            <text:p text:style-name="P737">Modifica una ricorrenza di turni, specificando un nuovo orario di<text:s/>inizio e di fine</text:p>
          </table:table-cell>
          <table:table-cell table:style-name="TableCell738">
            <text:p text:style-name="P739">Sono state indicate disponibilità per uno o più turni della ricorrenza</text:p>
          </table:table-cell>
        </table:table-row>
      </table:table>
      <text:h text:style-name="P740" text:outline-level="1"/>
      <text:h text:style-name="P741" text:outline-level="1">Estensione 7a</text:h>
      <table:table table:style-name="Table742">
        <table:table-columns>
          <table:table-column table:style-name="TableColumn743"/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h text:style-name="P748" text:outline-level="2">#</text:h>
          </table:table-cell>
          <table:table-cell table:style-name="TableCell749">
            <text:h text:style-name="P750" text:outline-level="2">Attore</text:h>
          </table:table-cell>
          <table:table-cell table:style-name="TableCell751">
            <text:h text:style-name="P752" text:outline-level="2">Sistema</text:h>
          </table:table-cell>
        </table:table-row>
        <table:table-row table:style-name="TableRow753">
          <table:table-cell table:style-name="TableCell754">
            <text:h text:style-name="P755" text:outline-level="3">7a.1</text:h>
          </table:table-cell>
          <table:table-cell table:style-name="TableCell756">
            <text:p text:style-name="P757">Elimina un turno ricorrente</text:p>
          </table:table-cell>
          <table:table-cell table:style-name="TableCell758">
            <text:p text:style-name="P759">Rimuove dal calendario le informazioni relative alla ricorrenza e tutti i turni di tale<text:s/>ricorrenza; vengono eventualmente eliminati anche i gruppi di cui i turni facevano parte</text:p>
          </table:table-cell>
        </table:table-row>
      </table:table>
      <text:h text:style-name="P760" text:outline-level="1"/>
      <text:h text:style-name="P761" text:outline-level="1">Estensione 7b</text:h>
      <table:table table:style-name="Table762">
        <table:table-columns>
          <table:table-column table:style-name="TableColumn763"/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h text:style-name="P768" text:outline-level="2">#</text:h>
          </table:table-cell>
          <table:table-cell table:style-name="TableCell769">
            <text:h text:style-name="P770" text:outline-level="2">Attore</text:h>
          </table:table-cell>
          <table:table-cell table:style-name="TableCell771">
            <text:h text:style-name="P772" text:outline-level="2">Sistema</text:h>
          </table:table-cell>
        </table:table-row>
        <table:table-row table:style-name="TableRow773">
          <table:table-cell table:style-name="TableCell774">
            <text:h text:style-name="P775" text:outline-level="3">7b.1</text:h>
          </table:table-cell>
          <table:table-cell table:style-name="TableCell776">
            <text:p text:style-name="P777">Elimina un raggruppamento di turni</text:p>
          </table:table-cell>
          <table:table-cell table:style-name="TableCell778">
            <text:p text:style-name="P779">Registra l’informazione aggiuntiva relativa al turno</text:p>
          </table:table-cell>
        </table:table-row>
      </table:table>
      <text:p text:style-name="Standard"/>
      <text:h text:style-name="P780" text:outline-level="1">Estensione 7c</text:h>
      <table:table table:style-name="Table781">
        <table:table-columns>
          <table:table-column table:style-name="TableColumn782"/>
          <table:table-column table:style-name="TableColumn783"/>
          <table:table-column table:style-name="TableColumn784"/>
        </table:table-columns>
        <table:table-row table:style-name="TableRow785">
          <table:table-cell table:style-name="TableCell786">
            <text:h text:style-name="P787" text:outline-level="2">#</text:h>
          </table:table-cell>
          <table:table-cell table:style-name="TableCell788">
            <text:h text:style-name="P789" text:outline-level="2">Attore</text:h>
          </table:table-cell>
          <table:table-cell table:style-name="TableCell790">
            <text:h text:style-name="P791" text:outline-level="2">Sistema</text:h>
          </table:table-cell>
        </table:table-row>
        <table:table-row table:style-name="TableRow792">
          <table:table-cell table:style-name="TableCell793">
            <text:h text:style-name="P794" text:outline-level="3">7c.1</text:h>
          </table:table-cell>
          <table:table-cell table:style-name="TableCell795">
            <text:p text:style-name="P796">Elimina un raggruppamento ricorrente di turni</text:p>
          </table:table-cell>
          <table:table-cell table:style-name="TableCell797">
            <text:p text:style-name="P798">Registra l’informazione aggiuntiva relativa al turno</text:p>
          </table:table-cell>
        </table:table-row>
      </table:table>
      <text:p text:style-name="Standard"/>
      <text:h text:style-name="P799" text:outline-level="1">Estensione 7d</text:h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</table:table-columns>
        <table:table-row table:style-name="TableRow804">
          <table:table-cell table:style-name="TableCell805">
            <text:h text:style-name="P806" text:outline-level="2">#</text:h>
          </table:table-cell>
          <table:table-cell table:style-name="TableCell807">
            <text:h text:style-name="P808" text:outline-level="2">Attore</text:h>
          </table:table-cell>
          <table:table-cell table:style-name="TableCell809">
            <text:h text:style-name="P810" text:outline-level="2">Sistema</text:h>
          </table:table-cell>
        </table:table-row>
        <table:table-row table:style-name="TableRow811">
          <table:table-cell table:style-name="TableCell812">
            <text:h text:style-name="P813" text:outline-level="3">7d.1</text:h>
          </table:table-cell>
          <table:table-cell table:style-name="TableCell814">
            <text:p text:style-name="P815">Elimina una ricorrenza di turni</text:p>
          </table:table-cell>
          <table:table-cell table:style-name="TableCell816">
            <text:p text:style-name="P817">Rimuove dal calendario le informazioni relative alla ricorrenza,<text:s/>mantenendo i singoli turni</text:p>
          </table:table-cell>
        </table:table-row>
      </table:table>
      <text:p text:style-name="Standard"/>
      <text:soft-page-break/>
      <text:h text:style-name="P818" text:outline-level="1">Estensione 7e</text:h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h text:style-name="P825" text:outline-level="2">#</text:h>
          </table:table-cell>
          <table:table-cell table:style-name="TableCell826">
            <text:h text:style-name="P827" text:outline-level="2">Attore</text:h>
          </table:table-cell>
          <table:table-cell table:style-name="TableCell828">
            <text:h text:style-name="P829" text:outline-level="2">Sistema</text:h>
          </table:table-cell>
        </table:table-row>
        <table:table-row table:style-name="TableRow830">
          <table:table-cell table:style-name="TableCell831">
            <text:h text:style-name="P832" text:outline-level="3">7e.1</text:h>
          </table:table-cell>
          <table:table-cell table:style-name="TableCell833">
            <text:p text:style-name="P834">Elimina una ricorrenza di gruppi</text:p>
          </table:table-cell>
          <table:table-cell table:style-name="TableCell835">
            <text:p text:style-name="P836">Rimuove dal calendario le informazioni relative alla ricorrenza, mantenendo i singoli raggruppamenti</text:p>
          </table:table-cell>
        </table:table-row>
      </table:table>
      <text:p text:style-name="Standard"/>
      <text:h text:style-name="P837" text:outline-level="1"/>
      <text:h text:style-name="P838" text:outline-level="1">NB:</text:h>
      <text:p text:style-name="P839">Se si vuole creare un<text:s/>raggruppamento ricorrente:</text:p>
      <text:p text:style-name="P840">- Tutti i turni devono essere ricorrenti</text:p>
      <text:p text:style-name="P841">- La ricorrenza del gruppo deve essere la stessa di quella di ogni singolo turno ricorrente</text:p>
      <text:p text:style-name="P842">- La data di fine ricorrenza non deve superare la data di fine ricorrenza di nessuno dei<text:s/>singoli turni ricorr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Mangal" svg:font-family="Mangal" style:font-family-generic="roman" style:font-pitch="variable" svg:panose-1="0 0 4 0 0 0 0 0 0 0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17T17:10:00Z</dc:date>
    <meta:template xlink:href="Normal.dotm" xlink:type="simple"/>
    <meta:editing-cycles>16</meta:editing-cycles>
    <meta:editing-duration>PT21600S</meta:editing-duration>
    <meta:document-statistic meta:page-count="9" meta:paragraph-count="18" meta:word-count="1384" meta:character-count="9257" meta:row-count="65" meta:non-whitespace-character-count="7891"/>
  </office:meta>
</office:document-meta>
</file>